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fo:font-size="10pt" style:font-size-asian="10pt" style:font-size-complex="10pt"/>
    </style:style>
    <style:style style:name="ce4" style:family="table-cell" style:parent-style-name="Default" style:data-style-name="N1"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11" style:family="table-cell" style:parent-style-name="Default" style:data-style-name="N1">
      <style:table-cell-properties fo:border-top="thin solid #ABABAB" fo:border-bottom="none" fo:border-left="thin solid #ABABAB" fo:border-right="none"/>
    </style:style>
    <style:style style:name="ce12" style:family="table-cell" style:parent-style-name="Default" style:data-style-name="N0">
      <style:table-cell-properties fo:border-top="thin solid #ABABAB" fo:border-bottom="none" fo:border-left="none" fo:border-right="thin solid #ABABAB"/>
    </style:style>
    <style:style style:name="ce13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14" style:family="table-cell" style:parent-style-name="Default" style:data-style-name="N0">
      <style:table-cell-properties fo:border-top="none" fo:border-bottom="none" fo:border-left="thin solid #ABABAB" fo:border-right="none"/>
    </style:style>
    <style:style style:name="ce15" style:family="table-cell" style:parent-style-name="Default" style:data-style-name="N1">
      <style:table-cell-properties fo:border-top="none" fo:border-bottom="none" fo:border-left="thin solid #ABABAB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ABABAB"/>
    </style:style>
    <style:style style:name="ce17" style:family="table-cell" style:parent-style-name="Default" style:data-style-name="N0">
      <style:table-cell-properties fo:border-top="thin solid #ABABAB" fo:border-bottom="thin solid #ABABAB" fo:border-left="thin solid #ABABAB" fo:border-right="none"/>
    </style:style>
    <style:style style:name="ce18" style:family="table-cell" style:parent-style-name="Default" style:data-style-name="N0">
      <style:table-cell-properties fo:border-top="thin solid #ABABAB" fo:border-bottom="thin solid #ABABAB" fo:border-left="thin solid #FFFFFF" fo:border-right="none"/>
    </style:style>
    <style:style style:name="ce19" style:family="table-cell" style:parent-style-name="Default" style:data-style-name="N1">
      <style:table-cell-properties fo:border-top="thin solid #ABABAB" fo:border-bottom="thin solid #ABABAB" fo:border-left="thin solid #ABABAB" fo:border-right="none"/>
    </style:style>
    <style:style style:name="ce20" style:family="table-cell" style:parent-style-name="Default" style:data-style-name="N0">
      <style:table-cell-properties fo:border-top="thin solid #ABABAB" fo:border-bottom="thin solid #ABABAB" fo:border-left="none" fo:border-right="thin solid #ABABAB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9.63083333333333cm"/>
    </style:style>
    <style:style style:name="co4" style:family="table-column">
      <style:table-column-properties fo:break-before="auto" style:column-width="7.40833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32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A_AMBULATORIALI_APRI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 tempi medi di attesa sono calcolati sulla base del numero di prestazioni eseguite suddivise per classi di priorità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style-name="ce2">
            <text:p>Fonte Dati Ritorno Regionale 28/SAN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2"/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number-columns-spanned="7" table:number-rows-spanned="2" table:style-name="ce29">
            <text:p>PERIODO DI RIFERIMENTO APRILE 2021</text:p>
          </table:table-cell>
          <table:covered-table-cell table:number-columns-repeated="6"/>
          <table:table-cell table:number-columns-repeated="16377" table:style-name="ce3"/>
        </table:table-row>
        <table:table-row table:style-name="ro2">
          <table:covered-table-cell/>
          <table:covered-table-cell table:number-columns-repeated="6"/>
          <table:table-cell table:number-columns-repeated="16377" table:style-name="ce3"/>
        </table:table-row>
        <table:table-row table:style-name="ro3">
          <table:table-cell office:value-type="string" table:style-name="ce5">
            <text:p>DISCIPLINA</text:p>
          </table:table-cell>
          <table:table-cell office:value-type="string" table:number-columns-spanned="2" table:number-rows-spanned="1" table:style-name="ce30">
            <text:p>PRESTAZIONE</text:p>
          </table:table-cell>
          <table:covered-table-cell/>
          <table:table-cell office:value-type="string" table:style-name="ce6">
            <text:p>PRESIDIO</text:p>
          </table:table-cell>
          <table:table-cell office:value-type="string" table:style-name="ce6">
            <text:p>PRIORITA'</text:p>
          </table:table-cell>
          <table:table-cell office:value-type="string" table:style-name="ce7">
            <text:p>TEMPI MEDI DI ATTESA</text:p>
          </table:table-cell>
          <table:table-cell office:value-type="string" table:style-name="ce8">
            <text:p>QTA' PRESTAZIONI</text:p>
          </table:table-cell>
          <table:table-cell table:number-columns-repeated="16377" table:style-name="ce9"/>
        </table:table-row>
        <table:table-row table:style-name="ro4">
          <table:table-cell office:value-type="string" table:style-name="ce10">
            <text:p>Allergologia</text:p>
          </table:table-cell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6.692307692307701" table:style-name="ce11">
            <text:p>37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2.3333333333333" table:style-name="ce11">
            <text:p>2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3.673469387755102" table:style-name="ce11">
            <text:p>24</text:p>
          </table:table-cell>
          <table:table-cell office:value-type="float" office:value="49" table:style-name="ce12">
            <text:p>4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0.8" table:style-name="ce11">
            <text:p>3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941176470588204" table:style-name="ce15">
            <text:p>40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2.24" table:style-name="ce11">
            <text:p>42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952380952380999" table:style-name="ce15">
            <text:p>31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23.785714285714299" table:style-name="ce11">
            <text:p>24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239130434782599" table:style-name="ce15">
            <text:p>26</text:p>
          </table:table-cell>
          <table:table-cell office:value-type="float" office:value="92" table:style-name="ce16">
            <text:p>9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.5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600000000000001" table:style-name="ce15">
            <text:p>20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8" table:style-name="ce11">
            <text:p>8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2" table:style-name="ce15">
            <text:p>1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9662162162162" table:style-name="ce15">
            <text:p>28</text:p>
          </table:table-cell>
          <table:table-cell office:value-type="float" office:value="148" table:style-name="ce16">
            <text:p>14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8" table:style-name="ce15">
            <text:p>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5</text:p>
          </table:table-cell>
          <table:table-cell office:value-type="string" table:style-name="ce10">
            <text:p>TEST EPICUTANEI A LETTURA RITARDATA [PATCH TEST] (fino a 20 allergeni) (per singolo allergene)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2.3086419753086" table:style-name="ce11">
            <text:p>22</text:p>
          </table:table-cell>
          <table:table-cell office:value-type="float" office:value="81" table:style-name="ce12">
            <text:p>8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8.909090909090899" table:style-name="ce11">
            <text:p>3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0.125" table:style-name="ce11">
            <text:p>30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957627118644101" table:style-name="ce15">
            <text:p>26</text:p>
          </table:table-cell>
          <table:table-cell office:value-type="float" office:value="236" table:style-name="ce16">
            <text:p>2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2.786885245901601" table:style-name="ce11">
            <text:p>23</text:p>
          </table:table-cell>
          <table:table-cell office:value-type="float" office:value="61" table:style-name="ce12">
            <text:p>6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9.980198019802" table:style-name="ce11">
            <text:p>30</text:p>
          </table:table-cell>
          <table:table-cell office:value-type="float" office:value="303" table:style-name="ce12">
            <text:p>30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12</text:p>
          </table:table-cell>
          <table:table-cell office:value-type="string" table:style-name="ce10">
            <text:p>IMMUNIZZAZIONE PER ALLERG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6.37254901960799" table:style-name="ce11">
            <text:p>136</text:p>
          </table:table-cell>
          <table:table-cell office:value-type="float" office:value="51" table:style-name="ce12">
            <text:p>5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ardiologia</text:p>
          </table:table-cell>
          <table:table-cell office:value-type="string" table:style-name="ce10">
            <text:p>88722</text:p>
          </table:table-cell>
          <table:table-cell office:value-type="string" table:style-name="ce10">
            <text:p>ECO(COLOR)DOPPLERGRAFIA CARDIA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2727272727272698" table:style-name="ce11">
            <text:p>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.375" table:style-name="ce15">
            <text:p>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5783132530120501" table:style-name="ce15">
            <text:p>5</text:p>
          </table:table-cell>
          <table:table-cell office:value-type="float" office:value="83" table:style-name="ce16">
            <text:p>8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457627118644099" table:style-name="ce15">
            <text:p>12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1428571428571" table:style-name="ce15">
            <text:p>1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765625" table:style-name="ce15">
            <text:p>15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.5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.7916666666666701" table:style-name="ce15">
            <text:p>3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7777777777778" table:style-name="ce15">
            <text:p>29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3" table:style-name="ce11">
            <text:p>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.7777777777777799" table:style-name="ce15">
            <text:p>4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3534482758620703" table:style-name="ce15">
            <text:p>7</text:p>
          </table:table-cell>
          <table:table-cell office:value-type="float" office:value="116" table:style-name="ce16">
            <text:p>1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5531914893617" table:style-name="ce15">
            <text:p>16</text:p>
          </table:table-cell>
          <table:table-cell office:value-type="float" office:value="94" table:style-name="ce16">
            <text:p>9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3</text:p>
          </table:table-cell>
          <table:table-cell office:value-type="string" table:style-name="ce10">
            <text:p>VISITA CARDI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6666666666666696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7027027027027" table:style-name="ce15">
            <text:p>6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52" table:style-name="ce11">
            <text:p>5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1142857142857" table:style-name="ce15">
            <text:p>13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9.75" table:style-name="ce11">
            <text:p>10</text:p>
          </table:table-cell>
          <table:table-cell office:value-type="float" office:value="28" table:style-name="ce12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851063829787201" table:style-name="ce15">
            <text:p>20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.625" table:style-name="ce11">
            <text:p>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6.571428571428598" table:style-name="ce11">
            <text:p>67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318181818181799" table:style-name="ce15">
            <text:p>18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.8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3333333333333304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3292682926829293" table:style-name="ce15">
            <text:p>9</text:p>
          </table:table-cell>
          <table:table-cell office:value-type="float" office:value="82" table:style-name="ce16">
            <text:p>8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3</text:p>
          </table:table-cell>
          <table:table-cell office:value-type="string" table:style-name="ce10">
            <text:p>TEST CARDIOVASCOLARE DA SFORZO CON CICLOERGOMET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714285714285699" table:style-name="ce11">
            <text:p>1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81</text:p>
          </table:table-cell>
          <table:table-cell office:value-type="string" table:style-name="ce10">
            <text:p>CONTROLLO / PROGRAMMAZIONE DI PACE-MAKER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71" table:style-name="ce11">
            <text:p>37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21" table:style-name="ce11">
            <text:p>4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2.82352941176501" table:style-name="ce15">
            <text:p>163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0</text:p>
          </table:table-cell>
          <table:table-cell office:value-type="string" table:style-name="ce10">
            <text:p>ELETTROCARDIOGRAMMA DINAM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0625" table:style-name="ce15">
            <text:p>21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071428571428601" table:style-name="ce15">
            <text:p>24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.75" table:style-name="ce15">
            <text:p>3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2</text:p>
          </table:table-cell>
          <table:table-cell office:value-type="string" table:style-name="ce10">
            <text:p>ELETTROCARDI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9285714285714297" table:style-name="ce11">
            <text:p>7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6666666666666696" table:style-name="ce15">
            <text:p>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95714285714286" table:style-name="ce15">
            <text:p>8</text:p>
          </table:table-cell>
          <table:table-cell office:value-type="float" office:value="140" table:style-name="ce16">
            <text:p>14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8.8333333333333304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615384615384599" table:style-name="ce15">
            <text:p>21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67105263157901" table:style-name="ce15">
            <text:p>19</text:p>
          </table:table-cell>
          <table:table-cell office:value-type="float" office:value="152" table:style-name="ce16">
            <text:p>15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5555555555555598" table:style-name="ce15">
            <text:p>8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2" table:style-name="ce15">
            <text:p>1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5128205128205" table:style-name="ce15">
            <text:p>19</text:p>
          </table:table-cell>
          <table:table-cell office:value-type="float" office:value="78" table:style-name="ce16">
            <text:p>7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.5957446808510598" table:style-name="ce11">
            <text:p>3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4.8958333333333" table:style-name="ce11">
            <text:p>45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8333333333333299" table:style-name="ce11">
            <text:p>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4.3333333333333" table:style-name="ce15">
            <text:p>4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752066115702497" table:style-name="ce15">
            <text:p>35</text:p>
          </table:table-cell>
          <table:table-cell office:value-type="float" office:value="121" table:style-name="ce16">
            <text:p>1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1500000000000004" table:style-name="ce11">
            <text:p>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2" table:style-name="ce15">
            <text:p>4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1073446327683598" table:style-name="ce15">
            <text:p>6</text:p>
          </table:table-cell>
          <table:table-cell office:value-type="float" office:value="177" table:style-name="ce16">
            <text:p>17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11</text:p>
          </table:table-cell>
          <table:table-cell office:value-type="string" table:style-name="ce10">
            <text:p>MONITORAGGIO CONTINUO [24 Ore] DELLA PRESSIONE ARTERIOS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38" table:style-name="ce11">
            <text:p>3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" table:style-name="ce15">
            <text:p>19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3</text:p>
          </table:table-cell>
          <table:table-cell office:value-type="string" table:style-name="ce10">
            <text:p>PRMA VISITA CARDI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71428571428571" table:style-name="ce11">
            <text:p>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6666666666666696" table:style-name="ce15">
            <text:p>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8387096774193603" table:style-name="ce15">
            <text:p>5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5.2" table:style-name="ce11">
            <text:p>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181818181818201" table:style-name="ce15">
            <text:p>1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852941176470599" table:style-name="ce15">
            <text:p>14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7307692307692299" table:style-name="ce15">
            <text:p>8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5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1891891891892" table:style-name="ce15">
            <text:p>18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.5" table:style-name="ce11">
            <text:p>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538461538461497" table:style-name="ce15">
            <text:p>46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.5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" table:style-name="ce15">
            <text:p>2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625" table:style-name="ce11">
            <text:p>5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.55" table:style-name="ce15">
            <text:p>4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1935483870967696" table:style-name="ce15">
            <text:p>4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generale</text:p>
          </table:table-cell>
          <table:table-cell office:value-type="string" table:style-name="ce10">
            <text:p>4311</text:p>
          </table:table-cell>
          <table:table-cell office:value-type="string" table:style-name="ce10">
            <text:p>GASTROSTOMIA PERCUTANEA ENDOSCOPICA PEG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3411</text:p>
          </table:table-cell>
          <table:table-cell office:value-type="string" table:style-name="ce10">
            <text:p>ASPORTAZIONE O DEMOLIZIONE LOCALE DI LESIONE O TESSUTO DELLO STOMACO PER VIA ENDOSCOP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7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4.545454545454497" table:style-name="ce15">
            <text:p>45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542857142857098" table:style-name="ce15">
            <text:p>28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2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4.2" table:style-name="ce11">
            <text:p>2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6.571428571428598" table:style-name="ce15">
            <text:p>4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9.371428571428602" table:style-name="ce15">
            <text:p>59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5.5" table:style-name="ce11">
            <text:p>3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75" table:style-name="ce15">
            <text:p>5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921</text:p>
          </table:table-cell>
          <table:table-cell office:value-type="string" table:style-name="ce10">
            <text:p>AN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6666666666667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945</text:p>
          </table:table-cell>
          <table:table-cell office:value-type="string" table:style-name="ce10">
            <text:p>LEGATURA DELLE EMORROID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6.200000000000003" table:style-name="ce11">
            <text:p>3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23</text:p>
          </table:table-cell>
          <table:table-cell office:value-type="string" table:style-name="ce10">
            <text:p>RIMOZIONE DI UNGHIA, MATRICE UNGUEALE O PLICA UNGUE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2" table:style-name="ce11">
            <text:p>8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9.6875" table:style-name="ce11">
            <text:p>30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3.857142857143" table:style-name="ce11">
            <text:p>14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2" table:style-name="ce15">
            <text:p>4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4" table:style-name="ce15">
            <text:p>21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90625" table:style-name="ce15">
            <text:p>29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2</text:p>
          </table:table-cell>
          <table:table-cell office:value-type="string" table:style-name="ce10">
            <text:p>VISITA ANGIOLOGICA DI CONTROLL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4</text:p>
          </table:table-cell>
          <table:table-cell office:value-type="string" table:style-name="ce10">
            <text:p>VISITA CHIRUR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" table:style-name="ce15">
            <text:p>3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571428571428601" table:style-name="ce15">
            <text:p>2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.1428571428571406" table:style-name="ce11">
            <text:p>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3913043478261" table:style-name="ce15">
            <text:p>58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6</text:p>
          </table:table-cell>
          <table:table-cell office:value-type="string" table:style-name="ce10">
            <text:p>VISITA CHIRURGICA VASCOL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75" table:style-name="ce15">
            <text:p>1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318181818181799" table:style-name="ce15">
            <text:p>47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1.45454545454501" table:style-name="ce11">
            <text:p>14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5" table:style-name="ce15">
            <text:p>3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3333333333333" table:style-name="ce15">
            <text:p>2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8333333333333304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8888888888889" table:style-name="ce15">
            <text:p>11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2</text:p>
          </table:table-cell>
          <table:table-cell office:value-type="string" table:style-name="ce10">
            <text:p>PRIMA VISITA ANGIOLOGIC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1111111111111" table:style-name="ce15">
            <text:p>1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4</text:p>
          </table:table-cell>
          <table:table-cell office:value-type="string" table:style-name="ce10">
            <text:p>PRIMA VISITA CHIRURGICA GEN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3333333333333304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3333333333333" table:style-name="ce15">
            <text:p>3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346153846153797" table:style-name="ce15">
            <text:p>44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93333333333333" table:style-name="ce15">
            <text:p>7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25" table:style-name="ce11">
            <text:p>8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375" table:style-name="ce15">
            <text:p>10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681818181818201" table:style-name="ce15">
            <text:p>21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4285714285714297" table:style-name="ce15">
            <text:p>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6</text:p>
          </table:table-cell>
          <table:table-cell office:value-type="string" table:style-name="ce10">
            <text:p>PRIMA VISITA CHIRURGICA VAS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625" table:style-name="ce15">
            <text:p>9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3" table:style-name="ce11">
            <text:p>3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3</text:p>
          </table:table-cell>
          <table:table-cell office:value-type="string" table:style-name="ce10">
            <text:p>BENDAGGIO ALLA COLLA DI ZINCO DI GAMBA-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0847457627118597" table:style-name="ce15">
            <text:p>6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.6666666666666696" table:style-name="ce11">
            <text:p>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3499999999999996" table:style-name="ce15">
            <text:p>4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75" table:style-name="ce15">
            <text:p>1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maxillo facciale</text:p>
          </table:table-cell>
          <table:table-cell office:value-type="string" table:style-name="ce10">
            <text:p>2319</text:p>
          </table:table-cell>
          <table:table-cell office:value-type="string" table:style-name="ce10">
            <text:p>ALTRA ESTRAZIONE CHIRURGICA DI D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1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2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3.125" table:style-name="ce11">
            <text:p>4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1</text:p>
          </table:table-cell>
          <table:table-cell office:value-type="string" table:style-name="ce10">
            <text:p>TRATTAMENTO ORTODONTICO CON APPARECCHI MOBI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2</text:p>
          </table:table-cell>
          <table:table-cell office:value-type="string" table:style-name="ce10">
            <text:p>TRATTAMENTO ORTODONTICO CON APPARECCHI FISS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1.8571428571429" table:style-name="ce11">
            <text:p>32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3</text:p>
          </table:table-cell>
          <table:table-cell office:value-type="string" table:style-name="ce10">
            <text:p>TRATTAMENTO ORTODONTICO CON APPARECCHI ORTOPEDICO FUN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.1666666666667" table:style-name="ce11">
            <text:p>3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801</text:p>
          </table:table-cell>
          <table:table-cell office:value-type="string" table:style-name="ce10">
            <text:p>RIPARAZIONE DI APPARECCHIO ORTODONT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.428571428571399" table:style-name="ce11">
            <text:p>2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752</text:p>
          </table:table-cell>
          <table:table-cell office:value-type="string" table:style-name="ce10">
            <text:p>SUTURA DI LACERAZIONE DI ALTRA PARTE DELLA BOC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6.668246445497601" table:style-name="ce11">
            <text:p>37</text:p>
          </table:table-cell>
          <table:table-cell office:value-type="float" office:value="211" table:style-name="ce12">
            <text:p>2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78571428571429" table:style-name="ce11">
            <text:p>7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352941176470601" table:style-name="ce15">
            <text:p>16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759493670886101" table:style-name="ce15">
            <text:p>19</text:p>
          </table:table-cell>
          <table:table-cell office:value-type="float" office:value="79" table:style-name="ce16">
            <text:p>7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6666666666666701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1</text:p>
          </table:table-cell>
          <table:table-cell office:value-type="string" table:style-name="ce10">
            <text:p>ABLAZIONE TARTAR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6.2" table:style-name="ce11">
            <text:p>10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2</text:p>
          </table:table-cell>
          <table:table-cell office:value-type="string" table:style-name="ce10">
            <text:p>SIGILLATURA DEI SOLCHI E DELLE FOSSET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7" table:style-name="ce11">
            <text:p>9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.93333333333333" table:style-name="ce11">
            <text:p>8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plastica</text:p>
          </table:table-cell>
          <table:table-cell office:value-type="string" table:style-name="ce10">
            <text:p>86022</text:p>
          </table:table-cell>
          <table:table-cell office:value-type="string" table:style-name="ce10">
            <text:p>INFILTRAZIONE DI CHEL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0.5" table:style-name="ce11">
            <text:p>5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74</text:p>
          </table:table-cell>
          <table:table-cell office:value-type="string" table:style-name="ce10">
            <text:p>TRASFERIMENTO DI LEMBO PEDUNCOLATO IN ALTRE SED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5</text:p>
          </table:table-cell>
          <table:table-cell office:value-type="string" table:style-name="ce10">
            <text:p>VISITA DI CHIRURGIA PLAST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3" table:style-name="ce11">
            <text:p>3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" table:style-name="ce15">
            <text:p>3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544" table:style-name="ce15">
            <text:p>20</text:p>
          </table:table-cell>
          <table:table-cell office:value-type="float" office:value="125" table:style-name="ce16">
            <text:p>1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5</text:p>
          </table:table-cell>
          <table:table-cell office:value-type="string" table:style-name="ce10">
            <text:p>PRIMA VISITA CHIRURGICA PLAST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9444444444444393" table:style-name="ce11">
            <text:p>9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8333333333333" table:style-name="ce15">
            <text:p>1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5.4444444444444" table:style-name="ce15">
            <text:p>7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625" table:style-name="ce15">
            <text:p>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133333333333301" table:style-name="ce15">
            <text:p>10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8" table:style-name="ce15">
            <text:p>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ure palliative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25" table:style-name="ce11">
            <text:p>29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.5555555555556" table:style-name="ce11">
            <text:p>2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Dermatologia</text:p>
          </table:table-cell>
          <table:table-cell office:value-type="string" table:style-name="ce10">
            <text:p>6411</text:p>
          </table:table-cell>
          <table:table-cell office:value-type="string" table:style-name="ce10">
            <text:p>BIOPSIA DEL PEN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11</text:p>
          </table:table-cell>
          <table:table-cell office:value-type="string" table:style-name="ce10">
            <text:p>BIOPSIA DELLA CUTE E DEL TESSUTO SOTTOCUTANE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5.972972972972997" table:style-name="ce11">
            <text:p>36</text:p>
          </table:table-cell>
          <table:table-cell office:value-type="float" office:value="37" table:style-name="ce12">
            <text:p>3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301</text:p>
          </table:table-cell>
          <table:table-cell office:value-type="string" table:style-name="ce10">
            <text:p>ASPORTAZIONE O DEMOLIZIONE LOCALE DI LESIONE O TESSUTO CUTANEO E SOTTOCUTANEO MEDIANTE CRI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7.636363636363598" table:style-name="ce11">
            <text:p>58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7.5" table:style-name="ce11">
            <text:p>1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2083333333333" table:style-name="ce15">
            <text:p>42</text:p>
          </table:table-cell>
          <table:table-cell office:value-type="float" office:value="96" table:style-name="ce16">
            <text:p>9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897435897435898" table:style-name="ce15">
            <text:p>36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681818181818201" table:style-name="ce15">
            <text:p>24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8857142857143" table:style-name="ce15">
            <text:p>28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266666666666701" table:style-name="ce15">
            <text:p>49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5.1891891891892" table:style-name="ce11">
            <text:p>15</text:p>
          </table:table-cell>
          <table:table-cell office:value-type="float" office:value="37" table:style-name="ce12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56.64" table:style-name="ce11">
            <text:p>57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042918454935602" table:style-name="ce15">
            <text:p>41</text:p>
          </table:table-cell>
          <table:table-cell office:value-type="float" office:value="233" table:style-name="ce16">
            <text:p>2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7</text:p>
          </table:table-cell>
          <table:table-cell office:value-type="string" table:style-name="ce10">
            <text:p>PRIMA VISITA DERMA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3333333333333" table:style-name="ce15">
            <text:p>23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285714285714299" table:style-name="ce15">
            <text:p>24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6.399999999999999" table:style-name="ce11">
            <text:p>1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75" table:style-name="ce15">
            <text:p>2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2" table:style-name="ce15">
            <text:p>17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3.4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8571428571429" table:style-name="ce15">
            <text:p>20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6279069767442" table:style-name="ce15">
            <text:p>16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.2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578947368421098" table:style-name="ce15">
            <text:p>41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4" table:style-name="ce15">
            <text:p>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814814814814801" table:style-name="ce15">
            <text:p>13</text:p>
          </table:table-cell>
          <table:table-cell office:value-type="float" office:value="81" table:style-name="ce16">
            <text:p>8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.6666666666666701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8571428571429" table:style-name="ce15">
            <text:p>2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068181818181799" table:style-name="ce15">
            <text:p>34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1999999999999993" table:style-name="ce11">
            <text:p>8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6388888888889" table:style-name="ce15">
            <text:p>17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769662921348299" table:style-name="ce15">
            <text:p>20</text:p>
          </table:table-cell>
          <table:table-cell office:value-type="float" office:value="178" table:style-name="ce16">
            <text:p>17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0909090909090899" table:style-name="ce15">
            <text:p>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5</text:p>
          </table:table-cell>
          <table:table-cell office:value-type="string" table:style-name="ce10">
            <text:p>TEST EPICUTANEI A LETTURA RITARDATA [PATCH TEST] (fino a 20 allergeni) (per singolo allergene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9" table:style-name="ce11">
            <text:p>39</text:p>
          </table:table-cell>
          <table:table-cell office:value-type="float" office:value="620" table:style-name="ce12">
            <text:p>6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" table:style-name="ce15">
            <text:p>41</text:p>
          </table:table-cell>
          <table:table-cell office:value-type="float" office:value="109" table:style-name="ce16">
            <text:p>10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1.6666666666667" table:style-name="ce11">
            <text:p>3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0.5" table:style-name="ce11">
            <text:p>6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0.4" table:style-name="ce11">
            <text:p>4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6.8571428571429" table:style-name="ce11">
            <text:p>2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82</text:p>
          </table:table-cell>
          <table:table-cell office:value-type="string" table:style-name="ce10">
            <text:p>TERAPIA A LUCE ULTRAVIOLET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.8571428571428603" table:style-name="ce11">
            <text:p>5</text:p>
          </table:table-cell>
          <table:table-cell office:value-type="float" office:value="84" table:style-name="ce12">
            <text:p>8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astroenterologia</text:p>
          </table:table-cell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8571428571429" table:style-name="ce15">
            <text:p>1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375" table:style-name="ce11">
            <text:p>6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095238095238098" table:style-name="ce15">
            <text:p>23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320754716981099" table:style-name="ce15">
            <text:p>37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4285714285714302" table:style-name="ce15">
            <text:p>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31</text:p>
          </table:table-cell>
          <table:table-cell office:value-type="string" table:style-name="ce10">
            <text:p>COLONSCOPIA - ILEOSCOPIA RETROGRAD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1" table:style-name="ce11">
            <text:p>9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0.5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6" table:style-name="ce15">
            <text:p>1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909090909090899" table:style-name="ce15">
            <text:p>15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0416666666667" table:style-name="ce11">
            <text:p>11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0833333333333" table:style-name="ce15">
            <text:p>21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3965517241379" table:style-name="ce15">
            <text:p>52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824</text:p>
          </table:table-cell>
          <table:table-cell office:value-type="string" table:style-name="ce10">
            <text:p>RETTOSIGMOIDOSCOPIA CON ENDOSCOPIO FLESSIB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5714285714286" table:style-name="ce11">
            <text:p>1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7272727272727302" table:style-name="ce11">
            <text:p>7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1999999999999993" table:style-name="ce15">
            <text:p>8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5" table:style-name="ce15">
            <text:p>10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er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904761904761902" table:style-name="ce11">
            <text:p>30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7368421052632" table:style-name="ce15">
            <text:p>30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.6666666666667" table:style-name="ce15">
            <text:p>3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6.14444444444401" table:style-name="ce15">
            <text:p>126</text:p>
          </table:table-cell>
          <table:table-cell office:value-type="float" office:value="180" table:style-name="ce16">
            <text:p>18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.6666666666666696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7272727272727" table:style-name="ce15">
            <text:p>13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5" table:style-name="ce15">
            <text:p>1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4230769230769198" table:style-name="ce15">
            <text:p>8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2.625" table:style-name="ce11">
            <text:p>2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3333333333333" table:style-name="ce15">
            <text:p>21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048387096774199" table:style-name="ce15">
            <text:p>47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endocrine,del ricambio e della nutrizione</text:p>
          </table:table-cell>
          <table:table-cell office:value-type="string" table:style-name="ce10">
            <text:p>8622</text:p>
          </table:table-cell>
          <table:table-cell office:value-type="string" table:style-name="ce10">
            <text:p>RIMOZIONE ASPORTATIVA DI FERITA, INFEZIONE O USTION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1.5" table:style-name="ce11">
            <text:p>2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6.600000000000001" table:style-name="ce11">
            <text:p>1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171919770773599" table:style-name="ce15">
            <text:p>29</text:p>
          </table:table-cell>
          <table:table-cell office:value-type="float" office:value="349" table:style-name="ce16">
            <text:p>34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92.741379310344797" table:style-name="ce11">
            <text:p>93</text:p>
          </table:table-cell>
          <table:table-cell office:value-type="float" office:value="58" table:style-name="ce12">
            <text:p>5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98.6944444444444" table:style-name="ce11">
            <text:p>99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.14414414414414" table:style-name="ce11">
            <text:p>4</text:p>
          </table:table-cell>
          <table:table-cell office:value-type="float" office:value="111" table:style-name="ce12">
            <text:p>1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34375" table:style-name="ce15">
            <text:p>50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6.56338028169" table:style-name="ce11">
            <text:p>107</text:p>
          </table:table-cell>
          <table:table-cell office:value-type="float" office:value="71" table:style-name="ce12">
            <text:p>7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7.25" table:style-name="ce15">
            <text:p>13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7.43126177024499" table:style-name="ce15">
            <text:p>147</text:p>
          </table:table-cell>
          <table:table-cell office:value-type="float" office:value="531" table:style-name="ce16">
            <text:p>53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91</text:p>
          </table:table-cell>
          <table:table-cell office:value-type="string" table:style-name="ce10">
            <text:p>TEST <text:s/>CARDIOVASCOLARI PER VALUTAZIONE DI NEUROPATIA AUTONOM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0" table:style-name="ce11">
            <text:p>130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6.8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545454545454501" table:style-name="ce15">
            <text:p>2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173913043478301" table:style-name="ce15">
            <text:p>36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14.6666666666667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99999999999999" table:style-name="ce15">
            <text:p>2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5" table:style-name="ce15">
            <text:p>1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.8461538461538498" table:style-name="ce11">
            <text:p>3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" table:style-name="ce15">
            <text:p>3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727272727272702" table:style-name="ce15">
            <text:p>29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64" table:style-name="ce11">
            <text:p>6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166666666667" table:style-name="ce15">
            <text:p>1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125" table:style-name="ce11">
            <text:p>10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.625" table:style-name="ce15">
            <text:p>49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1.318181818181799" table:style-name="ce15">
            <text:p>71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1</text:p>
          </table:table-cell>
          <table:table-cell office:value-type="string" table:style-name="ce10">
            <text:p>PRELIEVO DI SANGUE CAPILLARE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24.33333333333297" table:style-name="ce11">
            <text:p>42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296296296296298" table:style-name="ce15">
            <text:p>52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8.125" table:style-name="ce11">
            <text:p>1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1.1408450704225" table:style-name="ce11">
            <text:p>31</text:p>
          </table:table-cell>
          <table:table-cell office:value-type="float" office:value="284" table:style-name="ce12">
            <text:p>28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05.642857142857" table:style-name="ce11">
            <text:p>106</text:p>
          </table:table-cell>
          <table:table-cell office:value-type="float" office:value="42" table:style-name="ce12">
            <text:p>4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94.25" table:style-name="ce11">
            <text:p>94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115384615384599" table:style-name="ce15">
            <text:p>55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3" table:style-name="ce11">
            <text:p>20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0.713513513514" table:style-name="ce11">
            <text:p>111</text:p>
          </table:table-cell>
          <table:table-cell office:value-type="float" office:value="194" table:style-name="ce12">
            <text:p>19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2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45" table:style-name="ce11">
            <text:p>24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8.125" table:style-name="ce11">
            <text:p>1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infettive e tropicali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8139534883721" table:style-name="ce15">
            <text:p>50</text:p>
          </table:table-cell>
          <table:table-cell office:value-type="float" office:value="172" table:style-name="ce16">
            <text:p>17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" table:style-name="ce15">
            <text:p>20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2</text:p>
          </table:table-cell>
          <table:table-cell office:value-type="string" table:style-name="ce10">
            <text:p>PRELIEVO DI SANGUE VENOS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6.25" table:style-name="ce11">
            <text:p>36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generale</text:p>
          </table:table-cell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4.666666666667" table:style-name="ce11">
            <text:p>10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36" table:style-name="ce15">
            <text:p>32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9.625" table:style-name="ce11">
            <text:p>3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.321100917431195" table:style-name="ce15">
            <text:p>66</text:p>
          </table:table-cell>
          <table:table-cell office:value-type="float" office:value="109" table:style-name="ce16">
            <text:p>10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3.864406779661" table:style-name="ce15">
            <text:p>114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.8571428571428594" table:style-name="ce11">
            <text:p>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11</text:p>
          </table:table-cell>
          <table:table-cell office:value-type="string" table:style-name="ce10">
            <text:p>MONITORAGGIO CONTINUO [24 Ore] DELLA PRESSIONE ARTERIOS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2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5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4428571428571" table:style-name="ce15">
            <text:p>17</text:p>
          </table:table-cell>
          <table:table-cell office:value-type="float" office:value="70" table:style-name="ce16">
            <text:p>7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619047619047599" table:style-name="ce15">
            <text:p>24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3333333333333299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.4285714285714" table:style-name="ce11">
            <text:p>1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.142857142857103" table:style-name="ce15">
            <text:p>3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787878787878803" table:style-name="ce15">
            <text:p>34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.2758620689655196" table:style-name="ce11">
            <text:p>4</text:p>
          </table:table-cell>
          <table:table-cell office:value-type="float" office:value="87" table:style-name="ce12">
            <text:p>8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nucleare</text:p>
          </table:table-cell>
          <table:table-cell office:value-type="string" table:style-name="ce10">
            <text:p>8901A</text:p>
          </table:table-cell>
          <table:table-cell office:value-type="string" table:style-name="ce10">
            <text:p>VISITA DI MEDICINA NUCLE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386666666666699" table:style-name="ce15">
            <text:p>31</text:p>
          </table:table-cell>
          <table:table-cell office:value-type="float" office:value="75" table:style-name="ce16">
            <text:p>7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3</text:p>
          </table:table-cell>
          <table:table-cell office:value-type="string" table:style-name="ce10">
            <text:p>PRIMA VISITA DI MEDICINA NUCLE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3333333333333" table:style-name="ce15">
            <text:p>1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2</text:p>
          </table:table-cell>
          <table:table-cell office:value-type="string" table:style-name="ce10">
            <text:p>SCINTIGRAFIA TIROIDEA CON CAPTAZIONE, CON O SENZA PROVE FARMACOLOG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.3333333333333" table:style-name="ce11">
            <text:p>2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3</text:p>
          </table:table-cell>
          <table:table-cell office:value-type="string" table:style-name="ce10">
            <text:p>SCINTIGRAFIA TIROID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6875" table:style-name="ce11">
            <text:p>11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4</text:p>
          </table:table-cell>
          <table:table-cell office:value-type="string" table:style-name="ce10">
            <text:p>SCINTIGRAFIA TIROIDEA CON INDICATORI POS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75" table:style-name="ce11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1</text:p>
          </table:table-cell>
          <table:table-cell office:value-type="string" table:style-name="ce10">
            <text:p>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3</text:p>
          </table:table-cell>
          <table:table-cell office:value-type="string" table:style-name="ce10">
            <text:p>SCINTIGRAFIA SEQUENZIALE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875" table:style-name="ce15">
            <text:p>1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5</text:p>
          </table:table-cell>
          <table:table-cell office:value-type="string" table:style-name="ce10">
            <text:p>TOMO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15" table:style-name="ce15">
            <text:p>9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41</text:p>
          </table:table-cell>
          <table:table-cell office:value-type="string" table:style-name="ce10">
            <text:p>SCINTIGRAFIA SEQUENZIALE DELLE GHIANDOLE SALIVARI CON STUDIO FUNZ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5</text:p>
          </table:table-cell>
          <table:table-cell office:value-type="string" table:style-name="ce10">
            <text:p>TOMOSCINTIGRAFIA <text:s/>CEREBRALE (S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80952380952399" table:style-name="ce15">
            <text:p>12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6</text:p>
          </table:table-cell>
          <table:table-cell office:value-type="string" table:style-name="ce10">
            <text:p>TOMOSCINTIGRAFIA <text:s/>CEREBRALE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3684210526316" table:style-name="ce15">
            <text:p>24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3</text:p>
          </table:table-cell>
          <table:table-cell office:value-type="string" table:style-name="ce10">
            <text:p>SCINTIGRAFIA DELLE PARATIROID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.5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51</text:p>
          </table:table-cell>
          <table:table-cell office:value-type="string" table:style-name="ce10">
            <text:p>SCINTIGRAFIA POLMONARE PERFUS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2</text:p>
          </table:table-cell>
          <table:table-cell office:value-type="string" table:style-name="ce10">
            <text:p>SCINTIGRAFIA OSSEA O 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0909090909090899" table:style-name="ce11">
            <text:p>4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807017543859599" table:style-name="ce15">
            <text:p>11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6</text:p>
          </table:table-cell>
          <table:table-cell office:value-type="string" table:style-name="ce10">
            <text:p>TOMOSCINTIGRAFIA GLOBALE CORPOREA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6.4" table:style-name="ce11">
            <text:p>2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392857142857103" table:style-name="ce15">
            <text:p>37</text:p>
          </table:table-cell>
          <table:table-cell office:value-type="float" office:value="112" table:style-name="ce16">
            <text:p>1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92</text:p>
          </table:table-cell>
          <table:table-cell office:value-type="string" table:style-name="ce10">
            <text:p>SCINTIGRAFIA SURRENALICA MIDOL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96</text:p>
          </table:table-cell>
          <table:table-cell office:value-type="string" table:style-name="ce10">
            <text:p>SCINTIGRAFIA SEGMENTARIA DOPO SCINTIGRAFIA TOTAL BODY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81</text:p>
          </table:table-cell>
          <table:table-cell office:value-type="string" table:style-name="ce10">
            <text:p>TERAPIA DEGLI IPERTIROIDISM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.5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82</text:p>
          </table:table-cell>
          <table:table-cell office:value-type="string" table:style-name="ce10">
            <text:p>TERAPIA DEGLI IPERTIROIDISM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.5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2</text:p>
          </table:table-cell>
          <table:table-cell office:value-type="string" table:style-name="ce10">
            <text:p>INDIVIDUAZIONE DEL VOLUME BERSAGLIO E SIMUL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.5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4</text:p>
          </table:table-cell>
          <table:table-cell office:value-type="string" table:style-name="ce10">
            <text:p>STUDIO FISICO-DOSIMETR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.5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6</text:p>
          </table:table-cell>
          <table:table-cell office:value-type="string" table:style-name="ce10">
            <text:p>DOSIMETRIA IN V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.5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frologia</text:p>
          </table:table-cell>
          <table:table-cell office:value-type="string" table:style-name="ce10">
            <text:p>8901B</text:p>
          </table:table-cell>
          <table:table-cell office:value-type="string" table:style-name="ce10">
            <text:p>VISITA NEF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4375" table:style-name="ce11">
            <text:p>9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" table:style-name="ce15">
            <text:p>3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5420560747664" table:style-name="ce15">
            <text:p>38</text:p>
          </table:table-cell>
          <table:table-cell office:value-type="float" office:value="107" table:style-name="ce16">
            <text:p>10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4</text:p>
          </table:table-cell>
          <table:table-cell office:value-type="string" table:style-name="ce10">
            <text:p>PRIMA VISITA NEFROLOG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5454545454545503" table:style-name="ce11">
            <text:p>10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5" table:style-name="ce15">
            <text:p>1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692307692307701" table:style-name="ce15">
            <text:p>57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onatologia</text:p>
          </table:table-cell>
          <table:table-cell office:value-type="string" table:style-name="ce10">
            <text:p>88711</text:p>
          </table:table-cell>
          <table:table-cell office:value-type="string" table:style-name="ce10">
            <text:p>ECOENCEFAL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1666666666666696" table:style-name="ce11">
            <text:p>5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2758620689655196" table:style-name="ce11">
            <text:p>6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chirur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5" table:style-name="ce15">
            <text:p>3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578947368421098" table:style-name="ce15">
            <text:p>44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.600000000000001" table:style-name="ce11">
            <text:p>17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285714285714299" table:style-name="ce15">
            <text:p>19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9.771428571428601" table:style-name="ce15">
            <text:p>60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7333333333333298" table:style-name="ce11">
            <text:p>6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99</text:p>
          </table:table-cell>
          <table:table-cell office:value-type="string" table:style-name="ce10">
            <text:p>INIEZIONE DI TOSSINA BOTULIN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1.631578947368396" table:style-name="ce11">
            <text:p>92</text:p>
          </table:table-cell>
          <table:table-cell office:value-type="float" office:value="76" table:style-name="ce12">
            <text:p>7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lo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2.5555555555556" table:style-name="ce11">
            <text:p>73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6666666666666696" table:style-name="ce15">
            <text:p>1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600000000000001" table:style-name="ce15">
            <text:p>1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1666666666667" table:style-name="ce15">
            <text:p>1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9583333333333" table:style-name="ce15">
            <text:p>17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.7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5" table:style-name="ce15">
            <text:p>1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9677419354839" table:style-name="ce15">
            <text:p>22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1818181818181799" table:style-name="ce11">
            <text:p>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2222222222222" table:style-name="ce15">
            <text:p>6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3076923076923102" table:style-name="ce11">
            <text:p>7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377049180327901" table:style-name="ce15">
            <text:p>33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1</text:p>
          </table:table-cell>
          <table:table-cell office:value-type="string" table:style-name="ce10">
            <text:p>VISITA NEU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7.5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285714285714299" table:style-name="ce15">
            <text:p>2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1666666666666696" table:style-name="ce15">
            <text:p>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54545454545499" table:style-name="ce15">
            <text:p>19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6.7" table:style-name="ce11">
            <text:p>4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" table:style-name="ce15">
            <text:p>32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.461538461538495" table:style-name="ce15">
            <text:p>66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52" table:style-name="ce15">
            <text:p>55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4</text:p>
          </table:table-cell>
          <table:table-cell office:value-type="string" table:style-name="ce10">
            <text:p>ELETTROENCEFALOGRAMM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6444444444444404" table:style-name="ce15">
            <text:p>10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42</text:p>
          </table:table-cell>
          <table:table-cell office:value-type="string" table:style-name="ce10">
            <text:p>ELETTROENCEFALOGRAMMA CON PRIVAZIONE DEL SONN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6666666666667" table:style-name="ce15">
            <text:p>21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3</text:p>
          </table:table-cell>
          <table:table-cell office:value-type="string" table:style-name="ce10">
            <text:p>POTENZIALI EVOCATI MOTOR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4</text:p>
          </table:table-cell>
          <table:table-cell office:value-type="string" table:style-name="ce10">
            <text:p>POTENZIALI EVOCATI SOMATO-SENS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1</text:p>
          </table:table-cell>
          <table:table-cell office:value-type="string" table:style-name="ce10">
            <text:p>ELETTROMIOGRAFIA SEMPLICE [EMG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377049180327901" table:style-name="ce15">
            <text:p>27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3</text:p>
          </table:table-cell>
          <table:table-cell office:value-type="string" table:style-name="ce10">
            <text:p>ELETTROMIOGRAFIA DI UNITA'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0.111111111111" table:style-name="ce11">
            <text:p>16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5</text:p>
          </table:table-cell>
          <table:table-cell office:value-type="string" table:style-name="ce10">
            <text:p>RISPOSTE RIFLESS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3.454545454545496" table:style-name="ce15">
            <text:p>9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6</text:p>
          </table:table-cell>
          <table:table-cell office:value-type="string" table:style-name="ce10">
            <text:p>STIMOLAZIONE RIPETITIV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.9090909090909101" table:style-name="ce11">
            <text:p>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1</text:p>
          </table:table-cell>
          <table:table-cell office:value-type="string" table:style-name="ce10">
            <text:p>VELOCITA' DI CONDUZIONE NERVOSA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4444444444444402" table:style-name="ce11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439024390243901" table:style-name="ce15">
            <text:p>20</text:p>
          </table:table-cell>
          <table:table-cell office:value-type="float" office:value="205" table:style-name="ce16">
            <text:p>20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2</text:p>
          </table:table-cell>
          <table:table-cell office:value-type="string" table:style-name="ce10">
            <text:p>VELOCITA' DI CONDUZIONE NERVOSA <text:s/>SENSITIV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4444444444444402" table:style-name="ce11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714285714285699" table:style-name="ce15">
            <text:p>1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70680628272299" table:style-name="ce15">
            <text:p>17</text:p>
          </table:table-cell>
          <table:table-cell office:value-type="float" office:value="191" table:style-name="ce16">
            <text:p>19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11</text:p>
          </table:table-cell>
          <table:table-cell office:value-type="string" table:style-name="ce10">
            <text:p>SOMMINISTRAZIONE DI TEST DI INTELLIGENZ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7.900000000000006" table:style-name="ce11">
            <text:p>78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21</text:p>
          </table:table-cell>
          <table:table-cell office:value-type="string" table:style-name="ce10">
            <text:p>SOMMINISTRAZIONE DI TEST DELLA MEMOR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8.0416666666667" table:style-name="ce11">
            <text:p>78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1</text:p>
          </table:table-cell>
          <table:table-cell office:value-type="string" table:style-name="ce10">
            <text:p>SOMMINISTRAZIONE DI TEST DELLE FUNZIONI ESECUTIV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5.571428571428598" table:style-name="ce11">
            <text:p>96</text:p>
          </table:table-cell>
          <table:table-cell office:value-type="float" office:value="28" table:style-name="ce12">
            <text:p>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2</text:p>
          </table:table-cell>
          <table:table-cell office:value-type="string" table:style-name="ce10">
            <text:p>SOMMINISTRAZIONE DI TEST DELLE <text:s/>ABILITA' VISUO SPAZIAL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5.571428571428598" table:style-name="ce11">
            <text:p>96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3</text:p>
          </table:table-cell>
          <table:table-cell office:value-type="string" table:style-name="ce10">
            <text:p>SOMMINISTRAZIONE DI TEST PROIETTIVI E DELLA PERSONALITA'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0.117647058823493" table:style-name="ce11">
            <text:p>90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0" table:style-name="ce11">
            <text:p>4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culistica</text:p>
          </table:table-cell>
          <table:table-cell office:value-type="string" table:style-name="ce10">
            <text:p>0942</text:p>
          </table:table-cell>
          <table:table-cell office:value-type="string" table:style-name="ce10">
            <text:p>SPECILLAZIONE DEI CANALICOLI LACRIMAL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1991</text:p>
          </table:table-cell>
          <table:table-cell office:value-type="string" table:style-name="ce10">
            <text:p>APPLICAZIONE TERAPEUTICA DI LENTE A CONTAT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214</text:p>
          </table:table-cell>
          <table:table-cell office:value-type="string" table:style-name="ce10">
            <text:p>IRIDECTOM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.1999999999999993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364</text:p>
          </table:table-cell>
          <table:table-cell office:value-type="string" table:style-name="ce10">
            <text:p>CAPSULOTOMIA YAG-LASER PER CATARATTA SECOND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0.3333333333333" table:style-name="ce11">
            <text:p>9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34</text:p>
          </table:table-cell>
          <table:table-cell office:value-type="string" table:style-name="ce10">
            <text:p>RIPARAZIONE DI LACERAZIONE DELLA RETINA MEDIANTE FOTOCOAGULAZIONE CON ARGON (LASER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.363636363636399" table:style-name="ce11">
            <text:p>24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75</text:p>
          </table:table-cell>
          <table:table-cell office:value-type="string" table:style-name="ce10">
            <text:p>INIEZIONE INTRAVITREALE DI SOSTANZE TERAPEUT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.823529411764699" table:style-name="ce11">
            <text:p>24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2</text:p>
          </table:table-cell>
          <table:table-cell office:value-type="string" table:style-name="ce10">
            <text:p>VALUTAZIONE ORTOT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" table:style-name="ce15">
            <text:p>2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4.245283018867902" table:style-name="ce11">
            <text:p>54</text:p>
          </table:table-cell>
          <table:table-cell office:value-type="float" office:value="53" table:style-name="ce12">
            <text:p>5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9" table:style-name="ce15">
            <text:p>6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72" table:style-name="ce11">
            <text:p>7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318181818181799" table:style-name="ce15">
            <text:p>39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</text:p>
          </table:table-cell>
          <table:table-cell office:value-type="string" table:style-name="ce10">
            <text:p>PRIMA VISITA OCULIS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1666666666666696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636363636363601" table:style-name="ce15">
            <text:p>2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9316239316239" table:style-name="ce15">
            <text:p>26</text:p>
          </table:table-cell>
          <table:table-cell office:value-type="float" office:value="117" table:style-name="ce16">
            <text:p>1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2.6666666666666701" table:style-name="ce11">
            <text:p>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1999999999999993" table:style-name="ce15">
            <text:p>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346774193548399" table:style-name="ce15">
            <text:p>27</text:p>
          </table:table-cell>
          <table:table-cell office:value-type="float" office:value="124" table:style-name="ce16">
            <text:p>1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32" table:style-name="ce11">
            <text:p>3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7.20270270270299" table:style-name="ce15">
            <text:p>107</text:p>
          </table:table-cell>
          <table:table-cell office:value-type="float" office:value="74" table:style-name="ce16">
            <text:p>7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533333333333299" table:style-name="ce15">
            <text:p>22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94" table:style-name="ce15">
            <text:p>22</text:p>
          </table:table-cell>
          <table:table-cell office:value-type="float" office:value="100" table:style-name="ce16">
            <text:p>10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8.600000000000001" table:style-name="ce11">
            <text:p>1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647058823529399" table:style-name="ce15">
            <text:p>29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0" table:style-name="ce15">
            <text:p>19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125" table:style-name="ce15">
            <text:p>27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.4285714285714302" table:style-name="ce11">
            <text:p>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6666666666667" table:style-name="ce15">
            <text:p>1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8712871287129" table:style-name="ce15">
            <text:p>19</text:p>
          </table:table-cell>
          <table:table-cell office:value-type="float" office:value="101" table:style-name="ce16">
            <text:p>10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1</text:p>
          </table:table-cell>
          <table:table-cell office:value-type="string" table:style-name="ce10">
            <text:p>VISITA OCULIST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.289473684210499" table:style-name="ce11">
            <text:p>26</text:p>
          </table:table-cell>
          <table:table-cell office:value-type="float" office:value="38" table:style-name="ce12">
            <text:p>3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71.84615384615398" table:style-name="ce11">
            <text:p>272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3.661538461538498" table:style-name="ce11">
            <text:p>34</text:p>
          </table:table-cell>
          <table:table-cell office:value-type="float" office:value="65" table:style-name="ce12">
            <text:p>6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7" table:style-name="ce11">
            <text:p>5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0.832460732984302" table:style-name="ce15">
            <text:p>71</text:p>
          </table:table-cell>
          <table:table-cell office:value-type="float" office:value="191" table:style-name="ce16">
            <text:p>19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9.744186046511601" table:style-name="ce11">
            <text:p>30</text:p>
          </table:table-cell>
          <table:table-cell office:value-type="float" office:value="43" table:style-name="ce12">
            <text:p>4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31</text:p>
          </table:table-cell>
          <table:table-cell office:value-type="string" table:style-name="ce10">
            <text:p>STUDIO DELLA TOPOGRAF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5.375" table:style-name="ce11">
            <text:p>13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5</text:p>
          </table:table-cell>
          <table:table-cell office:value-type="string" table:style-name="ce10">
            <text:p>STUDIO DEL CAMPO VISIV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" table:style-name="ce15">
            <text:p>2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799999999999997" table:style-name="ce15">
            <text:p>36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9444444444444" table:style-name="ce15">
            <text:p>42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6</text:p>
          </table:table-cell>
          <table:table-cell office:value-type="string" table:style-name="ce10">
            <text:p>STUDIO DELLA SENSIBILITA' AL COLOR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4" table:style-name="ce11">
            <text:p>5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71</text:p>
          </table:table-cell>
          <table:table-cell office:value-type="string" table:style-name="ce10">
            <text:p>STUDIO DELLA SENSIBILITA' AL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91</text:p>
          </table:table-cell>
          <table:table-cell office:value-type="string" table:style-name="ce10">
            <text:p>ESAME DEL FUNDUS OCU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8.6551724137931" table:style-name="ce11">
            <text:p>19</text:p>
          </table:table-cell>
          <table:table-cell office:value-type="float" office:value="58" table:style-name="ce12">
            <text:p>5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58" table:style-name="ce11">
            <text:p>15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5.799999999999997" table:style-name="ce11">
            <text:p>36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9166666666667" table:style-name="ce15">
            <text:p>40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.6" table:style-name="ce11">
            <text:p>3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7627118644068" table:style-name="ce15">
            <text:p>27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1</text:p>
          </table:table-cell>
          <table:table-cell office:value-type="string" table:style-name="ce10">
            <text:p>FOTOGRAFIA DEL FUNDUS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7.5" table:style-name="ce11">
            <text:p>12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2</text:p>
          </table:table-cell>
          <table:table-cell office:value-type="string" table:style-name="ce10">
            <text:p>ANGIOGRAFIA CON FLUORESCEINA O ANGIOSCOP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6666666666666696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0" table:style-name="ce15">
            <text:p>8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2.593406593406598" table:style-name="ce15">
            <text:p>93</text:p>
          </table:table-cell>
          <table:table-cell office:value-type="float" office:value="182" table:style-name="ce16">
            <text:p>18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</text:p>
          </table:table-cell>
          <table:table-cell office:value-type="string" table:style-name="ce10">
            <text:p>ECOGRAF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0" table:style-name="ce11">
            <text:p>5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1</text:p>
          </table:table-cell>
          <table:table-cell office:value-type="string" table:style-name="ce10">
            <text:p>PACHIMETR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3.5" table:style-name="ce11">
            <text:p>4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2</text:p>
          </table:table-cell>
          <table:table-cell office:value-type="string" table:style-name="ce10">
            <text:p>BIOMICROSCOP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3333333333333" table:style-name="ce11">
            <text:p>3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5</text:p>
          </table:table-cell>
          <table:table-cell office:value-type="string" table:style-name="ce10">
            <text:p>STUDIO DELLA MOTILITA' OCULA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25" table:style-name="ce15">
            <text:p>2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2.808510638297903" table:style-name="ce11">
            <text:p>53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4.625" table:style-name="ce11">
            <text:p>35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</text:p>
          </table:table-cell>
          <table:table-cell office:value-type="string" table:style-name="ce10">
            <text:p>TEST FUNZIONALI OBIETTIVI DELL'O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.5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4" table:style-name="ce11">
            <text:p>9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6</text:p>
          </table:table-cell>
          <table:table-cell office:value-type="string" table:style-name="ce10">
            <text:p>TONOGRAFIA, TEST DI PROVOCAZIONE E ALTRI TEST PER IL GLAUCO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5" table:style-name="ce11">
            <text:p>6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6.5" table:style-name="ce11">
            <text:p>7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64" table:style-name="ce11">
            <text:p>6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35</text:p>
          </table:table-cell>
          <table:table-cell office:value-type="string" table:style-name="ce10">
            <text:p>TRAINING ORTOTT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3" table:style-name="ce11">
            <text:p>10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dontoiatria e stomatologia</text:p>
          </table:table-cell>
          <table:table-cell office:value-type="string" table:style-name="ce10">
            <text:p>2301</text:p>
          </table:table-cell>
          <table:table-cell office:value-type="string" table:style-name="ce10">
            <text:p>ESTRAZIONE DI DENTE DECIDU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09</text:p>
          </table:table-cell>
          <table:table-cell office:value-type="string" table:style-name="ce10">
            <text:p>ESTRAZIONE DI DENTE PERMAN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3.5" table:style-name="ce11">
            <text:p>7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1.25" table:style-name="ce11">
            <text:p>1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1</text:p>
          </table:table-cell>
          <table:table-cell office:value-type="string" table:style-name="ce10">
            <text:p>ESTRAZIONE DI RADICE RESIDU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9</text:p>
          </table:table-cell>
          <table:table-cell office:value-type="string" table:style-name="ce10">
            <text:p>ALTRA ESTRAZIONE CHIRURGICA DI D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1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.828571428571401" table:style-name="ce11">
            <text:p>17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2.5" table:style-name="ce11">
            <text:p>33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3.3333333333333" table:style-name="ce11">
            <text:p>23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2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3.5" table:style-name="ce11">
            <text:p>2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711</text:p>
          </table:table-cell>
          <table:table-cell office:value-type="string" table:style-name="ce10">
            <text:p>TERAPIA CANALARE IN DENTE MONORADICOLATO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6.5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712</text:p>
          </table:table-cell>
          <table:table-cell office:value-type="string" table:style-name="ce10">
            <text:p>TERAPIA CANALARE IN DENTE PLURIRADICOLA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22</text:p>
          </table:table-cell>
          <table:table-cell office:value-type="string" table:style-name="ce10">
            <text:p>ALTRA RADIOGRAFIA DENTA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7.5" table:style-name="ce11">
            <text:p>3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125" table:style-name="ce15">
            <text:p>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0.6666666666667" table:style-name="ce11">
            <text:p>6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7.615384615384599" table:style-name="ce11">
            <text:p>18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6" table:style-name="ce15">
            <text:p>2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428571428571" table:style-name="ce15">
            <text:p>16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5" table:style-name="ce15">
            <text:p>22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9.75" table:style-name="ce11">
            <text:p>20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9.5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0909090909090899" table:style-name="ce15">
            <text:p>7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576923076923102" table:style-name="ce15">
            <text:p>26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4545454545454604" table:style-name="ce15">
            <text:p>8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2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4444444444444" table:style-name="ce15">
            <text:p>11</text:p>
          </table:table-cell>
          <table:table-cell office:value-type="float" office:value="99" table:style-name="ce16">
            <text:p>9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1</text:p>
          </table:table-cell>
          <table:table-cell office:value-type="string" table:style-name="ce10">
            <text:p>ABLAZIONE TARTA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5.6" table:style-name="ce11">
            <text:p>2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2</text:p>
          </table:table-cell>
          <table:table-cell office:value-type="string" table:style-name="ce10">
            <text:p>SIGILLATURA DEI SOLCHI E DELLE FOSSET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.272727272727298" table:style-name="ce11">
            <text:p>22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1" table:style-name="ce11">
            <text:p>6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8.75" table:style-name="ce11">
            <text:p>1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ncologia</text:p>
          </table:table-cell>
          <table:table-cell office:value-type="string" table:style-name="ce10">
            <text:p>8901F</text:p>
          </table:table-cell>
          <table:table-cell office:value-type="string" table:style-name="ce10">
            <text:p>VISITA ONC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53" table:style-name="ce11">
            <text:p>15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2.41891891891899" table:style-name="ce15">
            <text:p>152</text:p>
          </table:table-cell>
          <table:table-cell office:value-type="float" office:value="148" table:style-name="ce16">
            <text:p>14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6</text:p>
          </table:table-cell>
          <table:table-cell office:value-type="string" table:style-name="ce10">
            <text:p>PRIMA VISITA ON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4" table:style-name="ce11">
            <text:p>10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85714285714301" table:style-name="ce15">
            <text:p>16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.4166666666666701" table:style-name="ce11">
            <text:p>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rtopedia e traumatologia</text:p>
          </table:table-cell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.8378378378378" table:style-name="ce11">
            <text:p>11</text:p>
          </table:table-cell>
          <table:table-cell office:value-type="float" office:value="37" table:style-name="ce12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G</text:p>
          </table:table-cell>
          <table:table-cell office:value-type="string" table:style-name="ce10">
            <text:p>VISITA ORTOPED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91836734693899" table:style-name="ce15">
            <text:p>17</text:p>
          </table:table-cell>
          <table:table-cell office:value-type="float" office:value="196" table:style-name="ce16">
            <text:p>19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164948453608201" table:style-name="ce11">
            <text:p>16</text:p>
          </table:table-cell>
          <table:table-cell office:value-type="float" office:value="97" table:style-name="ce12">
            <text:p>9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934693877550998" table:style-name="ce15">
            <text:p>29</text:p>
          </table:table-cell>
          <table:table-cell office:value-type="float" office:value="245" table:style-name="ce16">
            <text:p>24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7</text:p>
          </table:table-cell>
          <table:table-cell office:value-type="string" table:style-name="ce10">
            <text:p>PRIMA VISITA ORTOP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8125" table:style-name="ce11">
            <text:p>11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461538461538499" table:style-name="ce15">
            <text:p>22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132231404958699" table:style-name="ce15">
            <text:p>23</text:p>
          </table:table-cell>
          <table:table-cell office:value-type="float" office:value="121" table:style-name="ce16">
            <text:p>1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0833333333333" table:style-name="ce15">
            <text:p>22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1999999999999993" table:style-name="ce11">
            <text:p>9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2727272727273" table:style-name="ce15">
            <text:p>15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5416666666667" table:style-name="ce15">
            <text:p>44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3333333333333299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.269230769230798" table:style-name="ce11">
            <text:p>22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.5" table:style-name="ce11">
            <text:p>9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8</text:p>
          </table:table-cell>
          <table:table-cell office:value-type="string" table:style-name="ce10">
            <text:p>RIMOZIONE DI DISPOSITIVO ESTERNO DI IMMOBILIZZ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.307692307692299" table:style-name="ce11">
            <text:p>16</text:p>
          </table:table-cell>
          <table:table-cell office:value-type="float" office:value="39" table:style-name="ce12">
            <text:p>3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5.7777777777778" table:style-name="ce11">
            <text:p>2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746031746031701" table:style-name="ce11">
            <text:p>28</text:p>
          </table:table-cell>
          <table:table-cell office:value-type="float" office:value="63" table:style-name="ce12">
            <text:p>6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stetricia e ginecologia</text:p>
          </table:table-cell>
          <table:table-cell office:value-type="string" table:style-name="ce10">
            <text:p>57392</text:p>
          </table:table-cell>
          <table:table-cell office:value-type="string" table:style-name="ce10">
            <text:p>ESAME URODINAMICO INVAS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.100000000000001" table:style-name="ce11">
            <text:p>1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732</text:p>
          </table:table-cell>
          <table:table-cell office:value-type="string" table:style-name="ce10">
            <text:p>CAUTERIZZAZIONE DEL COLLO UTERIN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8121</text:p>
          </table:table-cell>
          <table:table-cell office:value-type="string" table:style-name="ce10">
            <text:p>ISTER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.6666666666667" table:style-name="ce15">
            <text:p>3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482758620689701" table:style-name="ce15">
            <text:p>38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021</text:p>
          </table:table-cell>
          <table:table-cell office:value-type="string" table:style-name="ce10">
            <text:p>COLP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6" table:style-name="ce11">
            <text:p>4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344827586206897" table:style-name="ce15">
            <text:p>37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1301</text:p>
          </table:table-cell>
          <table:table-cell office:value-type="string" table:style-name="ce10">
            <text:p>ASPORTAZIONE CONDILOMI VULVARI E <text:s/>PERINE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6" table:style-name="ce11">
            <text:p>4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101</text:p>
          </table:table-cell>
          <table:table-cell office:value-type="string" table:style-name="ce10">
            <text:p>PRELIEVO DEI VILLI C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5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102</text:p>
          </table:table-cell>
          <table:table-cell office:value-type="string" table:style-name="ce10">
            <text:p>AMNIOCENTESI PRECO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2" table:style-name="ce11">
            <text:p>6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341</text:p>
          </table:table-cell>
          <table:table-cell office:value-type="string" table:style-name="ce10">
            <text:p>CARDIOTOC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09375" table:style-name="ce11">
            <text:p>4</text:p>
          </table:table-cell>
          <table:table-cell office:value-type="float" office:value="64" table:style-name="ce12">
            <text:p>6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25</text:p>
          </table:table-cell>
          <table:table-cell office:value-type="string" table:style-name="ce10">
            <text:p>ECOCARDIOGRAMMA FET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2</text:p>
          </table:table-cell>
          <table:table-cell office:value-type="string" table:style-name="ce10">
            <text:p>ECO(COLOR)DOPPLER DELL'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646341463414601" table:style-name="ce11">
            <text:p>11</text:p>
          </table:table-cell>
          <table:table-cell office:value-type="float" office:value="82" table:style-name="ce12">
            <text:p>8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</text:p>
          </table:table-cell>
          <table:table-cell office:value-type="string" table:style-name="ce10">
            <text:p>ECOGRAFIA 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5" table:style-name="ce15">
            <text:p>1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474137931034498" table:style-name="ce15">
            <text:p>41</text:p>
          </table:table-cell>
          <table:table-cell office:value-type="float" office:value="116" table:style-name="ce16">
            <text:p>1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155462184874001" table:style-name="ce15">
            <text:p>20</text:p>
          </table:table-cell>
          <table:table-cell office:value-type="float" office:value="476" table:style-name="ce16">
            <text:p>47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1</text:p>
          </table:table-cell>
          <table:table-cell office:value-type="string" table:style-name="ce10">
            <text:p>ECOGRAFIA OVA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41489361702128" table:style-name="ce11">
            <text:p>3</text:p>
          </table:table-cell>
          <table:table-cell office:value-type="float" office:value="94" table:style-name="ce12">
            <text:p>9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2</text:p>
          </table:table-cell>
          <table:table-cell office:value-type="string" table:style-name="ce10">
            <text:p>ECOGRAFIA GINE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9.5" table:style-name="ce11">
            <text:p>2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8" table:style-name="ce15">
            <text:p>9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7</text:p>
          </table:table-cell>
          <table:table-cell office:value-type="string" table:style-name="ce10">
            <text:p>ECOGRAFIA TRANSVAGI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8" table:style-name="ce11">
            <text:p>3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9" table:style-name="ce11">
            <text:p>3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3.207547169811306" table:style-name="ce15">
            <text:p>73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9.5" table:style-name="ce11">
            <text:p>2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9333333333333" table:style-name="ce15">
            <text:p>13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.176470588235301" table:style-name="ce11">
            <text:p>20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4</text:p>
          </table:table-cell>
          <table:table-cell office:value-type="string" table:style-name="ce10">
            <text:p>UROFLUSSOMET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1</text:p>
          </table:table-cell>
          <table:table-cell office:value-type="string" table:style-name="ce10">
            <text:p>PRIMA VISITA GINE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523809523809501" table:style-name="ce15">
            <text:p>16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2" table:style-name="ce15">
            <text:p>4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909090909090899" table:style-name="ce15">
            <text:p>50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.200000000000003" table:style-name="ce15">
            <text:p>3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205882352941202" table:style-name="ce15">
            <text:p>39</text:p>
          </table:table-cell>
          <table:table-cell office:value-type="float" office:value="102" table:style-name="ce16">
            <text:p>10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7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411764705882399" table:style-name="ce15">
            <text:p>11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705882352941201" table:style-name="ce15">
            <text:p>15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2</text:p>
          </table:table-cell>
          <table:table-cell office:value-type="string" table:style-name="ce10">
            <text:p>VISITA GINEC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9" table:style-name="ce11">
            <text:p>15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3.5" table:style-name="ce11">
            <text:p>6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4.625" table:style-name="ce15">
            <text:p>65</text:p>
          </table:table-cell>
          <table:table-cell office:value-type="float" office:value="104" table:style-name="ce16">
            <text:p>10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714285714285701" table:style-name="ce15">
            <text:p>19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3</text:p>
          </table:table-cell>
          <table:table-cell office:value-type="string" table:style-name="ce10">
            <text:p>PRIMA VISITA <text:s/>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2" table:style-name="ce15">
            <text:p>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1.3333333333333" table:style-name="ce11">
            <text:p>2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852941176470599" table:style-name="ce15">
            <text:p>13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4</text:p>
          </table:table-cell>
          <table:table-cell office:value-type="string" table:style-name="ce10">
            <text:p>VISITA <text:s/>OSTETRICA <text:s/>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.8965517241379" table:style-name="ce11">
            <text:p>27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8498583569405" table:style-name="ce15">
            <text:p>16</text:p>
          </table:table-cell>
          <table:table-cell office:value-type="float" office:value="353" table:style-name="ce16">
            <text:p>35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.923076923076898" table:style-name="ce11">
            <text:p>17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.5416666666667" table:style-name="ce11">
            <text:p>20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3</text:p>
          </table:table-cell>
          <table:table-cell office:value-type="string" table:style-name="ce10">
            <text:p>PRELIEVO MICROBI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.181818181818201" table:style-name="ce11">
            <text:p>16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.034482758620701" table:style-name="ce11">
            <text:p>20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71</text:p>
          </table:table-cell>
          <table:table-cell office:value-type="string" table:style-name="ce10">
            <text:p>RIMOZIONE DI DISPOSITIVO CONTRACCETTIVO intrauteruino o intradermico sottocutaneo di progestin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2.5" table:style-name="ce11">
            <text:p>13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.272727272727298" table:style-name="ce11">
            <text:p>28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torinolaringoiatria</text:p>
          </table:table-cell>
          <table:table-cell office:value-type="string" table:style-name="ce10">
            <text:p>1819</text:p>
          </table:table-cell>
          <table:table-cell office:value-type="string" table:style-name="ce10">
            <text:p>OTOMICR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.5" table:style-name="ce11">
            <text:p>2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8.3" table:style-name="ce11">
            <text:p>1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6.6666666666667" table:style-name="ce11">
            <text:p>37</text:p>
          </table:table-cell>
          <table:table-cell office:value-type="float" office:value="54" table:style-name="ce12">
            <text:p>5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2</text:p>
          </table:table-cell>
          <table:table-cell office:value-type="string" table:style-name="ce10">
            <text:p>LARINGOSTROB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H</text:p>
          </table:table-cell>
          <table:table-cell office:value-type="string" table:style-name="ce10">
            <text:p>VISITA ORL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.2222222222222" table:style-name="ce11">
            <text:p>1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9.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5.625" table:style-name="ce11">
            <text:p>46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176470588235301" table:style-name="ce11">
            <text:p>16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6.8611111111111" table:style-name="ce11">
            <text:p>17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879629629629601" table:style-name="ce15">
            <text:p>28</text:p>
          </table:table-cell>
          <table:table-cell office:value-type="float" office:value="108" table:style-name="ce16">
            <text:p>10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3.6666666666667" table:style-name="ce11">
            <text:p>3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1</text:p>
          </table:table-cell>
          <table:table-cell office:value-type="string" table:style-name="ce10">
            <text:p>POTENZIALI EVOCATI ACUST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625" table:style-name="ce15">
            <text:p>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8</text:p>
          </table:table-cell>
          <table:table-cell office:value-type="string" table:style-name="ce10">
            <text:p>PRIMA VISITA ORL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3333333333333304" table:style-name="ce11">
            <text:p>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49999999999999" table:style-name="ce15">
            <text:p>16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296296296296301" table:style-name="ce15">
            <text:p>24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.5" table:style-name="ce15">
            <text:p>3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412698412698397" table:style-name="ce15">
            <text:p>42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6" table:style-name="ce15">
            <text:p>22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481481481481502" table:style-name="ce15">
            <text:p>37</text:p>
          </table:table-cell>
          <table:table-cell office:value-type="float" office:value="54" table:style-name="ce16">
            <text:p>5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6666666666667" table:style-name="ce15">
            <text:p>14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65" table:style-name="ce15">
            <text:p>28</text:p>
          </table:table-cell>
          <table:table-cell office:value-type="float" office:value="100" table:style-name="ce16">
            <text:p>10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8571428571428601" table:style-name="ce15">
            <text:p>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8333333333333" table:style-name="ce11">
            <text:p>1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676923076923099" table:style-name="ce15">
            <text:p>22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635</text:p>
          </table:table-cell>
          <table:table-cell office:value-type="string" table:style-name="ce10">
            <text:p>ESAME MICROSCOPICO DI STRISCIO O APPOSIZIONE DI CITOASPIRATO LINFOGHIANDOLAR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.5" table:style-name="ce11">
            <text:p>2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.5" table:style-name="ce11">
            <text:p>2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721</text:p>
          </table:table-cell>
          <table:table-cell office:value-type="string" table:style-name="ce10">
            <text:p>TRAINING PER DISFASIA [LOGOPEDI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1</text:p>
          </table:table-cell>
          <table:table-cell office:value-type="string" table:style-name="ce10">
            <text:p>ESAME AUDIOMETRICO T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4.75" table:style-name="ce11">
            <text:p>3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596330275229398" table:style-name="ce15">
            <text:p>22</text:p>
          </table:table-cell>
          <table:table-cell office:value-type="float" office:value="109" table:style-name="ce16">
            <text:p>10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.05" table:style-name="ce11">
            <text:p>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6017699115044204" table:style-name="ce15">
            <text:p>7</text:p>
          </table:table-cell>
          <table:table-cell office:value-type="float" office:value="113" table:style-name="ce16">
            <text:p>1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2</text:p>
          </table:table-cell>
          <table:table-cell office:value-type="string" table:style-name="ce10">
            <text:p>ESAME AUDIOMETRICO VO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804878048780498" table:style-name="ce15">
            <text:p>27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.5625" table:style-name="ce11">
            <text:p>5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6666666666667" table:style-name="ce15">
            <text:p>1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85" table:style-name="ce15">
            <text:p>7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4</text:p>
          </table:table-cell>
          <table:table-cell office:value-type="string" table:style-name="ce10">
            <text:p>ESAME AUDIOMETRICO CONDIZIONATO INFANT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2</text:p>
          </table:table-cell>
          <table:table-cell office:value-type="string" table:style-name="ce10">
            <text:p>IMPEDENZOMET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024096385542201" table:style-name="ce15">
            <text:p>23</text:p>
          </table:table-cell>
          <table:table-cell office:value-type="float" office:value="83" table:style-name="ce16">
            <text:p>8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25" table:style-name="ce15">
            <text:p>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7" table:style-name="ce15">
            <text:p>8</text:p>
          </table:table-cell>
          <table:table-cell office:value-type="float" office:value="80" table:style-name="ce16">
            <text:p>8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42</text:p>
          </table:table-cell>
          <table:table-cell office:value-type="string" table:style-name="ce10">
            <text:p>ESAME CLINICO DELLA FUNZIONALITA' VESTIBOLAR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0.5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81</text:p>
          </table:table-cell>
          <table:table-cell office:value-type="string" table:style-name="ce10">
            <text:p>MESSA A PUNTO DI MEZZI PER L'UDI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.6" table:style-name="ce11">
            <text:p>2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2</text:p>
          </table:table-cell>
          <table:table-cell office:value-type="string" table:style-name="ce10">
            <text:p>IRRIGAZIONE DELL'ORECCHIO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56" table:style-name="ce11">
            <text:p>5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ed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4.2" table:style-name="ce11">
            <text:p>4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.5" table:style-name="ce11">
            <text:p>2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9" table:style-name="ce15">
            <text:p>79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5.714285714285701" table:style-name="ce11">
            <text:p>4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684210526315798" table:style-name="ce15">
            <text:p>18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5" table:style-name="ce15">
            <text:p>2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4" table:style-name="ce11">
            <text:p>3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285714285714299" table:style-name="ce15">
            <text:p>3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5" table:style-name="ce15">
            <text:p>2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5" table:style-name="ce15">
            <text:p>1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71</text:p>
          </table:table-cell>
          <table:table-cell office:value-type="string" table:style-name="ce10">
            <text:p>GLUCOSIO [S/P/U/dU/L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8.846153846153797" table:style-name="ce11">
            <text:p>49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81</text:p>
          </table:table-cell>
          <table:table-cell office:value-type="string" table:style-name="ce10">
            <text:p>Hb - EMOGLOBINA GLIC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8.846153846153797" table:style-name="ce11">
            <text:p>49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.25" table:style-name="ce11">
            <text:p>1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neumologia</text:p>
          </table:table-cell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.5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322</text:p>
          </table:table-cell>
          <table:table-cell office:value-type="string" table:style-name="ce10">
            <text:p>BRONCOSCOPIA CON FIBRE OT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L</text:p>
          </table:table-cell>
          <table:table-cell office:value-type="string" table:style-name="ce10">
            <text:p>VISITA PNEUM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2.5" table:style-name="ce11">
            <text:p>3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3.010752688172" table:style-name="ce15">
            <text:p>213</text:p>
          </table:table-cell>
          <table:table-cell office:value-type="float" office:value="93" table:style-name="ce16">
            <text:p>9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.5" table:style-name="ce11">
            <text:p>1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433862433862402" table:style-name="ce15">
            <text:p>42</text:p>
          </table:table-cell>
          <table:table-cell office:value-type="float" office:value="189" table:style-name="ce16">
            <text:p>18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7</text:p>
          </table:table-cell>
          <table:table-cell office:value-type="string" table:style-name="ce10">
            <text:p>POLISONN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11" table:style-name="ce11">
            <text:p>2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4.45161290322599" table:style-name="ce15">
            <text:p>174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8.863636363636402" table:style-name="ce11">
            <text:p>39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96.5" table:style-name="ce11">
            <text:p>9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7" table:style-name="ce15">
            <text:p>21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6.75" table:style-name="ce11">
            <text:p>2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3333333333333" table:style-name="ce15">
            <text:p>4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2</text:p>
          </table:table-cell>
          <table:table-cell office:value-type="string" table:style-name="ce10">
            <text:p>SPIROMETRIA GLOB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6.75" table:style-name="ce15">
            <text:p>14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8.45098039215699" table:style-name="ce15">
            <text:p>178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2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6666666666667" table:style-name="ce15">
            <text:p>2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299999999999997" table:style-name="ce15">
            <text:p>33</text:p>
          </table:table-cell>
          <table:table-cell office:value-type="float" office:value="100" table:style-name="ce16">
            <text:p>10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4</text:p>
          </table:table-cell>
          <table:table-cell office:value-type="string" table:style-name="ce10">
            <text:p>TEST DI BRONCODILATAZIONE FARMA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9.888888888889" table:style-name="ce11">
            <text:p>14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5.571428571428598" table:style-name="ce11">
            <text:p>3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5</text:p>
          </table:table-cell>
          <table:table-cell office:value-type="string" table:style-name="ce10">
            <text:p>PROVA BRONCODINAMICA CON BRONCOCOSTRITTORE SPECIFICO O ASPECIF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7" table:style-name="ce11">
            <text:p>5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2</text:p>
          </table:table-cell>
          <table:table-cell office:value-type="string" table:style-name="ce10">
            <text:p>SPIROMETRIA GLOBALE CON TECNICA PLETISMOGRAF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6111111111111" table:style-name="ce15">
            <text:p>17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3</text:p>
          </table:table-cell>
          <table:table-cell office:value-type="string" table:style-name="ce10">
            <text:p>DIFFUSIONE ALVEOLO-CAPILLARE <text:s/>DEL 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8.25" table:style-name="ce11">
            <text:p>128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25" table:style-name="ce15">
            <text:p>1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593220338983102" table:style-name="ce15">
            <text:p>24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6</text:p>
          </table:table-cell>
          <table:table-cell office:value-type="string" table:style-name="ce10">
            <text:p>VALUTAZIONE DELLA VENTILAZIONE E DEI GAS ESPIRATI E RELATIVI PARAMET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9" table:style-name="ce11">
            <text:p>6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7</text:p>
          </table:table-cell>
          <table:table-cell office:value-type="string" table:style-name="ce10">
            <text:p>DETERMINAZIONE DELLE MASSIME PRESSIONI INSPIRATORIE ED ESPIRATORIE O TRANSDIAFRAMMA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74" table:style-name="ce11">
            <text:p>37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42</text:p>
          </table:table-cell>
          <table:table-cell office:value-type="string" table:style-name="ce10">
            <text:p>TEST DEL CAMM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5.6" table:style-name="ce11">
            <text:p>12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4.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0555555555556" table:style-name="ce15">
            <text:p>29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1</text:p>
          </table:table-cell>
          <table:table-cell office:value-type="string" table:style-name="ce10">
            <text:p>EMOGASANALISI ARTERIOSA SISTEM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9" table:style-name="ce11">
            <text:p>16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200000000000003" table:style-name="ce15">
            <text:p>39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2</text:p>
          </table:table-cell>
          <table:table-cell office:value-type="string" table:style-name="ce10">
            <text:p>EMOGASANALISI DURANTE RESPIRAZIONE DI O2 AD ALTA CONCENTRAZION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5</text:p>
          </table:table-cell>
          <table:table-cell office:value-type="string" table:style-name="ce10">
            <text:p>MONITORAGGIO INCRUENTO DELLA SATURAZIONE ARTERI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6.10869565217399" table:style-name="ce15">
            <text:p>186</text:p>
          </table:table-cell>
          <table:table-cell office:value-type="float" office:value="92" table:style-name="ce16">
            <text:p>9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027972027971998" table:style-name="ce15">
            <text:p>52</text:p>
          </table:table-cell>
          <table:table-cell office:value-type="float" office:value="143" table:style-name="ce16">
            <text:p>1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7" table:style-name="ce15">
            <text:p>5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6.5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0.8333333333333" table:style-name="ce15">
            <text:p>51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7.90909090909099" table:style-name="ce15">
            <text:p>15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16" table:style-name="ce11">
            <text:p>10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3783783783784" table:style-name="ce15">
            <text:p>23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5.6" table:style-name="ce15">
            <text:p>1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5</text:p>
          </table:table-cell>
          <table:table-cell office:value-type="string" table:style-name="ce10">
            <text:p>PRELIEVO DI SANGUE ARTERIO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0.5" table:style-name="ce11">
            <text:p>2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3</text:p>
          </table:table-cell>
          <table:table-cell office:value-type="string" table:style-name="ce10">
            <text:p>TERAPIA OCCUPAZI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4.4444444444444" table:style-name="ce11">
            <text:p>34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1</text:p>
          </table:table-cell>
          <table:table-cell office:value-type="string" table:style-name="ce10">
            <text:p>SOSTITUZIONE NON OPERATORIA DI SUSSIDIO PER IL SISTEMA MUSCOLOSCHELETR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.5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sichiatria</text:p>
          </table:table-cell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97" table:style-name="ce11">
            <text:p>9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21</text:p>
          </table:table-cell>
          <table:table-cell office:value-type="string" table:style-name="ce10">
            <text:p>VISITA PSICHIATRICA DI CONTROLLO</text:p>
          </table:table-cell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27.6666666666667" table:style-name="ce11">
            <text:p>2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91</text:p>
          </table:table-cell>
          <table:table-cell office:value-type="string" table:style-name="ce10">
            <text:p>PRIMA VISITA PSICHIATRICA</text:p>
          </table:table-cell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12.3333333333333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B</text:p>
          </table:table-cell>
          <table:table-cell office:value-type="float" office:value="1.5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" table:style-name="ce15">
            <text:p>2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5" table:style-name="ce15">
            <text:p>3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285714285714301" table:style-name="ce15">
            <text:p>1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3</text:p>
          </table:table-cell>
          <table:table-cell office:value-type="string" table:style-name="ce10">
            <text:p>PSICOTERAPIA INDIVIDUALE</text:p>
          </table:table-cell>
          <table:table-cell office:value-type="string" table:style-name="ce10">
            <text:p>AMB. PSICHIATRICO PORLEZZA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14.5" table:style-name="ce11">
            <text:p>15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2.1428571428571401" table:style-name="ce11">
            <text:p>2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44</text:p>
          </table:table-cell>
          <table:table-cell office:value-type="string" table:style-name="ce10">
            <text:p>PSICOTERAPIA DI GRUPPO</text:p>
          </table:table-cell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logia</text:p>
          </table:table-cell>
          <table:table-cell office:value-type="string" table:style-name="ce10">
            <text:p>06112</text:p>
          </table:table-cell>
          <table:table-cell office:value-type="string" table:style-name="ce10">
            <text:p>BIOPSIA [PERCUTANEA] [AGOBIOPSIA] DELLA TIR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.153846153846203" table:style-name="ce11">
            <text:p>33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0191</text:p>
          </table:table-cell>
          <table:table-cell office:value-type="string" table:style-name="ce10">
            <text:p>AGOBIOPSIA LINFONODALE ECO-GUID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5112</text:p>
          </table:table-cell>
          <table:table-cell office:value-type="string" table:style-name="ce10">
            <text:p>BIOPSIA MINIINVSIVA "VACUUM ASSISTED" CON SISTEMA DI GUIDA ECOGRAF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</text:p>
          </table:table-cell>
          <table:table-cell office:value-type="string" table:style-name="ce10">
            <text:p>TOMOGRAFIA COMPUTERIZZATA (TC) DEL CAP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4000000000000004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.6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78571428571429" table:style-name="ce15">
            <text:p>9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7272727272727" table:style-name="ce11">
            <text:p>14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4285714285714306" table:style-name="ce11">
            <text:p>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1</text:p>
          </table:table-cell>
          <table:table-cell office:value-type="string" table:style-name="ce10">
            <text:p>TOMOGRAFIA COMPUTERIZZATA (TC) DEL CAP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.6666666666667" table:style-name="ce11">
            <text:p>2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2</text:p>
          </table:table-cell>
          <table:table-cell office:value-type="string" table:style-name="ce10">
            <text:p>TOMOGRAFIA COMPUTERIZZATA (TC) DEL MASSICCIO 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75" table:style-name="ce15">
            <text:p>2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0.6666666666667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3</text:p>
          </table:table-cell>
          <table:table-cell office:value-type="string" table:style-name="ce10">
            <text:p>TOMOGRAFIA COMPUTERIZZATA (TC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" table:style-name="ce15">
            <text:p>5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4</text:p>
          </table:table-cell>
          <table:table-cell office:value-type="string" table:style-name="ce10">
            <text:p>TOMOGRAFIA COMPUTERIZZATA (TC) DELLE ARCATE DENTARIE [DENTALSCAN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5</text:p>
          </table:table-cell>
          <table:table-cell office:value-type="string" table:style-name="ce10">
            <text:p>TOMOGRAFIA COMPUTERIZZATA (TC) DELL' ORE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6</text:p>
          </table:table-cell>
          <table:table-cell office:value-type="string" table:style-name="ce10">
            <text:p>TOMOGRAFIA COMPUTERIZZATA (TC) DELL' ORECCHIO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8</text:p>
          </table:table-cell>
          <table:table-cell office:value-type="string" table:style-name="ce10">
            <text:p>TOMOGRAFIA COMPUTERIZZATA (TC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" table:style-name="ce15">
            <text:p>1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4.25" table:style-name="ce11">
            <text:p>3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13</text:p>
          </table:table-cell>
          <table:table-cell office:value-type="string" table:style-name="ce10">
            <text:p>ORTOPANORAMICA DELLE ARCATE DENTARI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3333333333333" table:style-name="ce15">
            <text:p>2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46" table:style-name="ce15">
            <text:p>11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657142857142899" table:style-name="ce15">
            <text:p>13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3205128205128194" table:style-name="ce15">
            <text:p>9</text:p>
          </table:table-cell>
          <table:table-cell office:value-type="float" office:value="78" table:style-name="ce16">
            <text:p>7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21</text:p>
          </table:table-cell>
          <table:table-cell office:value-type="string" table:style-name="ce10">
            <text:p>TELERADIOGRAFIA DEL CRAN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4.384615384615399" table:style-name="ce11">
            <text:p>14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2222222222222" table:style-name="ce15">
            <text:p>13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.2068965517241" table:style-name="ce11">
            <text:p>11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71</text:p>
          </table:table-cell>
          <table:table-cell office:value-type="string" table:style-name="ce10">
            <text:p>RADIOGRAFIA DEL CRANIO E <text:s/>DEI SENI PARANASAL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.5" table:style-name="ce11">
            <text:p>9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2</text:p>
          </table:table-cell>
          <table:table-cell office:value-type="string" table:style-name="ce10">
            <text:p>RADIOGRAFIA DELLA COLONNA CERVI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84" table:style-name="ce15">
            <text:p>10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.0555555555556" table:style-name="ce11">
            <text:p>11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21428571428571" table:style-name="ce15">
            <text:p>9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3</text:p>
          </table:table-cell>
          <table:table-cell office:value-type="string" table:style-name="ce10">
            <text:p>RADIOGRAFIA DELLA COLONNA TORACICA (DORSALE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" table:style-name="ce15">
            <text:p>3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6.8333333333333" table:style-name="ce11">
            <text:p>2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75" table:style-name="ce15">
            <text:p>1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210526315789499" table:style-name="ce15">
            <text:p>12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4</text:p>
          </table:table-cell>
          <table:table-cell office:value-type="string" table:style-name="ce10">
            <text:p>RADIOGRAFIA DELLA COLONNA LOMBOSAC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25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6666666666667" table:style-name="ce15">
            <text:p>1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714285714285701" table:style-name="ce15">
            <text:p>2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5" table:style-name="ce15">
            <text:p>1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8" table:style-name="ce15">
            <text:p>13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666666666667" table:style-name="ce15">
            <text:p>15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4" table:style-name="ce15">
            <text:p>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3333333333333304" table:style-name="ce15">
            <text:p>9</text:p>
          </table:table-cell>
          <table:table-cell office:value-type="float" office:value="69" table:style-name="ce16">
            <text:p>6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9</text:p>
          </table:table-cell>
          <table:table-cell office:value-type="string" table:style-name="ce10">
            <text:p>RADIOGRAFIA COMPLETA DELLA COLONN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.1666666666667" table:style-name="ce11">
            <text:p>1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1</text:p>
          </table:table-cell>
          <table:table-cell office:value-type="string" table:style-name="ce10">
            <text:p>MAMMOGRAFIA <text:s/>BILAT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77" table:style-name="ce11">
            <text:p>7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42105263157901" table:style-name="ce15">
            <text:p>20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0.5" table:style-name="ce11">
            <text:p>2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0.521951219512" table:style-name="ce15">
            <text:p>111</text:p>
          </table:table-cell>
          <table:table-cell office:value-type="float" office:value="205" table:style-name="ce16">
            <text:p>20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2</text:p>
          </table:table-cell>
          <table:table-cell office:value-type="string" table:style-name="ce10">
            <text:p>MAMMOGRAFIA MONOLATER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05" table:style-name="ce11">
            <text:p>20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7.461538461538495" table:style-name="ce15">
            <text:p>87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</text:p>
          </table:table-cell>
          <table:table-cell office:value-type="string" table:style-name="ce10">
            <text:p>TOMOGRAFIA COMPUTERIZZATA (TC) DEL TORA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8" table:style-name="ce15">
            <text:p>2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478260869565201" table:style-name="ce15">
            <text:p>23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210526315789501" table:style-name="ce15">
            <text:p>40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2" table:style-name="ce15">
            <text:p>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1</text:p>
          </table:table-cell>
          <table:table-cell office:value-type="string" table:style-name="ce10">
            <text:p>TOMOGRAFIA COMPUTERIZZATA (TC) DEL TORAC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909090909090899" table:style-name="ce15">
            <text:p>26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3" table:style-name="ce15">
            <text:p>5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470588235294102" table:style-name="ce15">
            <text:p>34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0344827586206904" table:style-name="ce11">
            <text:p>8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4285714285714" table:style-name="ce15">
            <text:p>1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4" table:style-name="ce15">
            <text:p>10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7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32</text:p>
          </table:table-cell>
          <table:table-cell office:value-type="string" table:style-name="ce10">
            <text:p>RADIOGRAFIA MONOLATERALE DI COSTE, STERNO, CLAVICO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5" table:style-name="ce15">
            <text:p>2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.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153846153846199" table:style-name="ce15">
            <text:p>10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41</text:p>
          </table:table-cell>
          <table:table-cell office:value-type="string" table:style-name="ce10">
            <text:p>RADIOGRAFIA DEL TORACE DI ROUTINE, NAS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6666666666667" table:style-name="ce15">
            <text:p>12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5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164179104477601" table:style-name="ce15">
            <text:p>13</text:p>
          </table:table-cell>
          <table:table-cell office:value-type="float" office:value="67" table:style-name="ce16">
            <text:p>6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8333333333333304" table:style-name="ce15">
            <text:p>9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91</text:p>
          </table:table-cell>
          <table:table-cell office:value-type="string" table:style-name="ce10">
            <text:p>RADIOGRAFIA DELLA <text:s/>TRACHE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2.5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61</text:p>
          </table:table-cell>
          <table:table-cell office:value-type="string" table:style-name="ce10">
            <text:p>RADIOGRAFIA COMPLETA DEL TUBO DIGER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6</text:p>
          </table:table-cell>
          <table:table-cell office:value-type="string" table:style-name="ce10">
            <text:p>CISTOURETROGRAFIA RETROGRAD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1" table:style-name="ce11">
            <text:p>4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83</text:p>
          </table:table-cell>
          <table:table-cell office:value-type="string" table:style-name="ce10">
            <text:p>ISTEROSALPINGO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5714285714286" table:style-name="ce11">
            <text:p>1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2</text:p>
          </table:table-cell>
          <table:table-cell office:value-type="string" table:style-name="ce10">
            <text:p>TOMOGRAFIA COMPUTERIZZATA (TC) DELL' 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4</text:p>
          </table:table-cell>
          <table:table-cell office:value-type="string" table:style-name="ce10">
            <text:p>TOMOGRAFIA COMPUTERIZZATA (TC) DELL' ADDOME INF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5</text:p>
          </table:table-cell>
          <table:table-cell office:value-type="string" table:style-name="ce10">
            <text:p>TOMOGRAFIA COMPUTERIZZATA (TC) DELL'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3333333333333" table:style-name="ce15">
            <text:p>2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6</text:p>
          </table:table-cell>
          <table:table-cell office:value-type="string" table:style-name="ce10">
            <text:p>TOMOGRAFIA COMPUTERIZZATA (TC) DELL' ADDOME COMPLET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25" table:style-name="ce11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5" table:style-name="ce15">
            <text:p>2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653846153846199" table:style-name="ce15">
            <text:p>24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3333333333333304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5.533333333333299" table:style-name="ce11">
            <text:p>26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8529411764705905" table:style-name="ce11">
            <text:p>9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8620689655172402" table:style-name="ce15">
            <text:p>8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19</text:p>
          </table:table-cell>
          <table:table-cell office:value-type="string" table:style-name="ce10">
            <text:p>RADIOGRAFIA DELL' ADDOME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.28571428571429" table:style-name="ce11">
            <text:p>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1</text:p>
          </table:table-cell>
          <table:table-cell office:value-type="string" table:style-name="ce10">
            <text:p>RADIOGRAFIA DI SPALLA, BRACCIO, TORACO-BRACH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440000000000001" table:style-name="ce15">
            <text:p>18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428571428571399" table:style-name="ce15">
            <text:p>2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619047619047601" table:style-name="ce15">
            <text:p>12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5.7692307692308" table:style-name="ce11">
            <text:p>16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125" table:style-name="ce11">
            <text:p>2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3695652173912993" table:style-name="ce15">
            <text:p>8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2</text:p>
          </table:table-cell>
          <table:table-cell office:value-type="string" table:style-name="ce10">
            <text:p>RADIOGRAFIA DI GOMITO, AVAMBRACC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1" table:style-name="ce15">
            <text:p>2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3.8" table:style-name="ce11">
            <text:p>1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6666666666667" table:style-name="ce15">
            <text:p>1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615384615384601" table:style-name="ce15">
            <text:p>1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3</text:p>
          </table:table-cell>
          <table:table-cell office:value-type="string" table:style-name="ce10">
            <text:p>RADIOGRAFIA DI POLSO,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.6666666666666701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399999999999999" table:style-name="ce15">
            <text:p>17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9.4166666666667" table:style-name="ce11">
            <text:p>19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2" table:style-name="ce15">
            <text:p>12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5428571428571" table:style-name="ce15">
            <text:p>15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7777777777778" table:style-name="ce11">
            <text:p>2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45" table:style-name="ce15">
            <text:p>10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6</text:p>
          </table:table-cell>
          <table:table-cell office:value-type="string" table:style-name="ce10">
            <text:p>RADIOGRAFIA DI BACINO, AN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8888888888889" table:style-name="ce15">
            <text:p>24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533333333333299" table:style-name="ce15">
            <text:p>24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846153846154" table:style-name="ce15">
            <text:p>16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6.3333333333333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05" table:style-name="ce15">
            <text:p>13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.1666666666667" table:style-name="ce11">
            <text:p>1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4935064935065" table:style-name="ce15">
            <text:p>10</text:p>
          </table:table-cell>
          <table:table-cell office:value-type="float" office:value="77" table:style-name="ce16">
            <text:p>7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7</text:p>
          </table:table-cell>
          <table:table-cell office:value-type="string" table:style-name="ce10">
            <text:p>RADIOGRAFIA DI FEMORE, GINOCCHIO, GAMB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56" table:style-name="ce15">
            <text:p>16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5" table:style-name="ce15">
            <text:p>25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5" table:style-name="ce15">
            <text:p>11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92" table:style-name="ce15">
            <text:p>16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4.6" table:style-name="ce11">
            <text:p>1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725" table:style-name="ce15">
            <text:p>15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2.4" table:style-name="ce11">
            <text:p>4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8611111111111" table:style-name="ce15">
            <text:p>11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8</text:p>
          </table:table-cell>
          <table:table-cell office:value-type="string" table:style-name="ce10">
            <text:p>RADIOGRAFIA DI CAVIGLIA, <text:s/>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6060606060606" table:style-name="ce11">
            <text:p>15</text:p>
          </table:table-cell>
          <table:table-cell office:value-type="float" office:value="33" table:style-name="ce12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6.5" table:style-name="ce11">
            <text:p>2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375" table:style-name="ce15">
            <text:p>15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7.25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6551724137931" table:style-name="ce15">
            <text:p>12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7.5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93333333333333" table:style-name="ce15">
            <text:p>10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3333333333333299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1</text:p>
          </table:table-cell>
          <table:table-cell office:value-type="string" table:style-name="ce10">
            <text:p>RADIOGRAFIA COMPLETA DEGLI ARTI INFERIORI E DEL BACINO SOTTO CARIC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2</text:p>
          </table:table-cell>
          <table:table-cell office:value-type="string" table:style-name="ce10">
            <text:p>RADIOGRAFIA <text:s/>ASSIALE DELLA ROTU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1</text:p>
          </table:table-cell>
          <table:table-cell office:value-type="string" table:style-name="ce10">
            <text:p>RADIOGRAFIA DELLO SCHELETRO IN TOT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31</text:p>
          </table:table-cell>
          <table:table-cell office:value-type="string" table:style-name="ce10">
            <text:p>STUDIO DELL' ETA' OSSE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32</text:p>
          </table:table-cell>
          <table:table-cell office:value-type="string" table:style-name="ce10">
            <text:p>TOMOGRAFIA [STRATIGRAFIA] DI SEGMENTO SCHELETR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1</text:p>
          </table:table-cell>
          <table:table-cell office:value-type="string" table:style-name="ce10">
            <text:p>TOMOGRAFIA COMPUTERIZZATA <text:s/>(TC) DEL RACHIDE E DELLO SPECO VERTEB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" table:style-name="ce15">
            <text:p>20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2</text:p>
          </table:table-cell>
          <table:table-cell office:value-type="string" table:style-name="ce10">
            <text:p>TOMOGRAFIA COMPUTERIZZATA <text:s/>(TC) DEL RACHIDE E DELLO SPECO VERTEBRAL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3</text:p>
          </table:table-cell>
          <table:table-cell office:value-type="string" table:style-name="ce10">
            <text:p>TOMOGRAFIA COMPUTERIZZATA <text:s/>(TC) DI SPALLA, GOMITO, POLSO E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3333333333333" table:style-name="ce15">
            <text:p>2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2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4</text:p>
          </table:table-cell>
          <table:table-cell office:value-type="string" table:style-name="ce10">
            <text:p>TOMOGRAFIA COMPUTERIZZATA <text:s/>(TC) DI SPALLA, GOMITO, POLSO E MANO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5</text:p>
          </table:table-cell>
          <table:table-cell office:value-type="string" table:style-name="ce10">
            <text:p>TOMOGRAFIA COMPUTERIZZATA (TC) DEL BAC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6</text:p>
          </table:table-cell>
          <table:table-cell office:value-type="string" table:style-name="ce10">
            <text:p>TOMOGRAFIA COMPUTERIZZATA (TC) DI FEMORE, GINOCCHIO, CAVIGLIA E 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3333333333333" table:style-name="ce15">
            <text:p>2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7</text:p>
          </table:table-cell>
          <table:table-cell office:value-type="string" table:style-name="ce10">
            <text:p>TOMOGRAFIA COMPUTERIZZATA (TC) DI FEMORE, GINOCCHIO, CAVIGLIA E PIED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8</text:p>
          </table:table-cell>
          <table:table-cell office:value-type="string" table:style-name="ce10">
            <text:p>ARTRO TC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14</text:p>
          </table:table-cell>
          <table:table-cell office:value-type="string" table:style-name="ce10">
            <text:p>DIAGNOSTICA ECOGRAFICA DEL CAPO E DEL C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3" table:style-name="ce11">
            <text:p>9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.4" table:style-name="ce15">
            <text:p>4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1.571428571428598" table:style-name="ce15">
            <text:p>92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8.6666666666667" table:style-name="ce11">
            <text:p>1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6315789473684" table:style-name="ce15">
            <text:p>22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96" table:style-name="ce11">
            <text:p>9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4.75" table:style-name="ce15">
            <text:p>7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5.25" table:style-name="ce11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8" table:style-name="ce15">
            <text:p>1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826923076923102" table:style-name="ce15">
            <text:p>45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4736842105263204" table:style-name="ce15">
            <text:p>8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880000000000003" table:style-name="ce15">
            <text:p>33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1</text:p>
          </table:table-cell>
          <table:table-cell office:value-type="string" table:style-name="ce10">
            <text:p>ECOGRAFIA BILATERALE DELLA MAMMEL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77" table:style-name="ce11">
            <text:p>7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2916666666667" table:style-name="ce15">
            <text:p>18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4444444444444" table:style-name="ce15">
            <text:p>4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5.5" table:style-name="ce15">
            <text:p>7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6.685393258427" table:style-name="ce15">
            <text:p>107</text:p>
          </table:table-cell>
          <table:table-cell office:value-type="float" office:value="178" table:style-name="ce16">
            <text:p>17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4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2</text:p>
          </table:table-cell>
          <table:table-cell office:value-type="string" table:style-name="ce10">
            <text:p>ECOGRAFIA MONOLATERALE DELLA MAMMELLA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5.285714285714306" table:style-name="ce11">
            <text:p>6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8.928571428571" table:style-name="ce15">
            <text:p>109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4.3" table:style-name="ce11">
            <text:p>7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625" table:style-name="ce15">
            <text:p>1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.5" table:style-name="ce15">
            <text:p>4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2" table:style-name="ce15">
            <text:p>54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4.625" table:style-name="ce11">
            <text:p>15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9.8" table:style-name="ce11">
            <text:p>2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50.142857142857103" table:style-name="ce11">
            <text:p>5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2.090909090909101" table:style-name="ce11">
            <text:p>42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5.5555555555556" table:style-name="ce11">
            <text:p>3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2</text:p>
          </table:table-cell>
          <table:table-cell office:value-type="string" table:style-name="ce10">
            <text:p>ECO(COLOR)DOPPLER DEL FEGATO E DELLE VIE BILIA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3.4" table:style-name="ce11">
            <text:p>4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5</text:p>
          </table:table-cell>
          <table:table-cell office:value-type="string" table:style-name="ce10">
            <text:p>ECO(COLOR)DOPPLER DEI RENI E DEI SURREN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5" table:style-name="ce15">
            <text:p>1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6.8888888888889" table:style-name="ce11">
            <text:p>7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A</text:p>
          </table:table-cell>
          <table:table-cell office:value-type="string" table:style-name="ce10">
            <text:p>ECOGRAFIA DELL' ADDOME SUPERIORE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U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A</text:p>
          </table:table-cell>
          <table:table-cell office:value-type="string" table:style-name="ce10">
            <text:p>ECOGRAFIA DELL' ADDOME INFERIORE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4285714285714297" table:style-name="ce11">
            <text:p>7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5714285714286" table:style-name="ce15">
            <text:p>1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0.803921568627402" table:style-name="ce15">
            <text:p>81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5" table:style-name="ce15">
            <text:p>2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419354838709701" table:style-name="ce15">
            <text:p>22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" table:style-name="ce15">
            <text:p>3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" table:style-name="ce15">
            <text:p>3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.4" table:style-name="ce11">
            <text:p>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017543859649102" table:style-name="ce15">
            <text:p>47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0285714285714" table:style-name="ce15">
            <text:p>11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.5" table:style-name="ce15">
            <text:p>3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772727272727302" table:style-name="ce15">
            <text:p>38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2</text:p>
          </table:table-cell>
          <table:table-cell office:value-type="string" table:style-name="ce10">
            <text:p>ECOGRAFIA DI GROSSI VASI ADDOMIN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4" table:style-name="ce11">
            <text:p>7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72</text:p>
          </table:table-cell>
          <table:table-cell office:value-type="string" table:style-name="ce10">
            <text:p>ECO(COLOR)DOPPLERGRAFIA DEGLI ARTI SUPERIORI O INFERIORI O DISTRETTUALE, ARTERIOSA O VEN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6666666666667" table:style-name="ce15">
            <text:p>2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2222222222222" table:style-name="ce15">
            <text:p>6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428571428571402" table:style-name="ce15">
            <text:p>5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1666666666666696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375" table:style-name="ce15">
            <text:p>1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6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6666666666666696" table:style-name="ce11">
            <text:p>10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8.5" table:style-name="ce15">
            <text:p>6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733333333333299" table:style-name="ce15">
            <text:p>5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1</text:p>
          </table:table-cell>
          <table:table-cell office:value-type="string" table:style-name="ce10">
            <text:p>ECOGRAFIA DELLA CUTE E DEL TESSUTO SOTTOCUTANE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6666666666667" table:style-name="ce15">
            <text:p>2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2.30769230769201" table:style-name="ce15">
            <text:p>142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" table:style-name="ce15">
            <text:p>2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8.5" table:style-name="ce11">
            <text:p>6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8.3333333333333304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9.2" table:style-name="ce15">
            <text:p>4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352941176470601" table:style-name="ce15">
            <text:p>45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3333333333333304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2" table:style-name="ce15">
            <text:p>1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2.3333333333333" table:style-name="ce15">
            <text:p>7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2</text:p>
          </table:table-cell>
          <table:table-cell office:value-type="string" table:style-name="ce10">
            <text:p>ECOGRAFIA OSTEO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3" table:style-name="ce11">
            <text:p>3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3</text:p>
          </table:table-cell>
          <table:table-cell office:value-type="string" table:style-name="ce10">
            <text:p>ECOGRAFIA MUSCOLOTENDIN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9" table:style-name="ce11">
            <text:p>9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.142857142857103" table:style-name="ce15">
            <text:p>4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.3333333333333" table:style-name="ce15">
            <text:p>6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954545454545499" table:style-name="ce15">
            <text:p>20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045454545454501" table:style-name="ce15">
            <text:p>18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6" table:style-name="ce11">
            <text:p>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4" table:style-name="ce15">
            <text:p>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4444444444444" table:style-name="ce15">
            <text:p>4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9" table:style-name="ce11">
            <text:p>3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7.5" table:style-name="ce15">
            <text:p>10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8.5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51" table:style-name="ce11">
            <text:p>5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75" table:style-name="ce15">
            <text:p>4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02</text:p>
          </table:table-cell>
          <table:table-cell office:value-type="string" table:style-name="ce10">
            <text:p>RICOSTRUZIONE TRIDIMENSIONALE TC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6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5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7368421052632" table:style-name="ce15">
            <text:p>19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1</text:p>
          </table:table-cell>
          <table:table-cell office:value-type="string" table:style-name="ce10">
            <text:p>RISONANZA MAGNETICA NUCLEARE (RM) DEL CERVELLO E DEL TRONCO ENCEFAL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" table:style-name="ce15">
            <text:p>3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818181818181799" table:style-name="ce15">
            <text:p>2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.333333333333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5" table:style-name="ce15">
            <text:p>1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2222222222222" table:style-name="ce15">
            <text:p>29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2</text:p>
          </table:table-cell>
          <table:table-cell office:value-type="string" table:style-name="ce10">
            <text:p>RISONANZA MAGNETICA NUCLEARE (RM) DEL CERVELLO E DEL TRONCO ENCEFAL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2" table:style-name="ce15">
            <text:p>30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4615384615384599" table:style-name="ce11">
            <text:p>4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9" table:style-name="ce15">
            <text:p>3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875" table:style-name="ce15">
            <text:p>30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7777777777777799" table:style-name="ce15">
            <text:p>3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4</text:p>
          </table:table-cell>
          <table:table-cell office:value-type="string" table:style-name="ce10">
            <text:p>RISONANZA MAGNETICA NUCLEARE (RM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5" table:style-name="ce15">
            <text:p>3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8" table:style-name="ce15">
            <text:p>1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6" table:style-name="ce15">
            <text:p>2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5</text:p>
          </table:table-cell>
          <table:table-cell office:value-type="string" table:style-name="ce10">
            <text:p>ANGIO- RM DEL DISTRETTO VASCOLARE INTRACRA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5" table:style-name="ce15">
            <text:p>3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" table:style-name="ce15">
            <text:p>3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7</text:p>
          </table:table-cell>
          <table:table-cell office:value-type="string" table:style-name="ce10">
            <text:p>RISONANZA MAGNETICA NUCLEARE (RM) DEL COLLO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" table:style-name="ce15">
            <text:p>1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1</text:p>
          </table:table-cell>
          <table:table-cell office:value-type="string" table:style-name="ce10">
            <text:p>RISONANZA MAGNETICA NUCLEARE (RM) DEL TORAC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2</text:p>
          </table:table-cell>
          <table:table-cell office:value-type="string" table:style-name="ce10">
            <text:p>ANGIO- RM DEL <text:s/>DISTRETTO TORAC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4</text:p>
          </table:table-cell>
          <table:table-cell office:value-type="string" table:style-name="ce10">
            <text:p>RISONANZA MAGNETICA NUCLEARE (RM) DEL CUOR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5</text:p>
          </table:table-cell>
          <table:table-cell office:value-type="string" table:style-name="ce10">
            <text:p>RISONANZA MAGNETICA NUCLEARE (CINE-RM) DEL CU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8</text:p>
          </table:table-cell>
          <table:table-cell office:value-type="string" table:style-name="ce10">
            <text:p>RISONANZA MAGNETICA NUCLEARE (RM) DELLA MAMMELL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285714285714301" table:style-name="ce15">
            <text:p>10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</text:p>
          </table:table-cell>
          <table:table-cell office:value-type="string" table:style-name="ce10">
            <text:p>RISONANZA MAGNETICA NUCLEARE (RM)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7333333333333298" table:style-name="ce11">
            <text:p>5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2222222222222" table:style-name="ce15">
            <text:p>2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265306122449001" table:style-name="ce15">
            <text:p>25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12" table:style-name="ce11">
            <text:p>12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052631578947398" table:style-name="ce15">
            <text:p>22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1</text:p>
          </table:table-cell>
          <table:table-cell office:value-type="string" table:style-name="ce10">
            <text:p>RISONANZA MAGNETICA NUCLEARE (RM) DELLA COLONNA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.25" table:style-name="ce11">
            <text:p>1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4" table:style-name="ce15">
            <text:p>3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8" table:style-name="ce15">
            <text:p>3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1</text:p>
          </table:table-cell>
          <table:table-cell office:value-type="string" table:style-name="ce10">
            <text:p>RISONANZA MAGNETICA NUCLEARE (RM) MUSCOLOSCHEL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8" table:style-name="ce15">
            <text:p>1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095238095238098" table:style-name="ce15">
            <text:p>26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5" table:style-name="ce15">
            <text:p>3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7" table:style-name="ce15">
            <text:p>6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5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2</text:p>
          </table:table-cell>
          <table:table-cell office:value-type="string" table:style-name="ce10">
            <text:p>RISONANZA MAGNETICA NUCLEARE (RM) MUSCOLOSCHELETRICA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5" table:style-name="ce15">
            <text:p>1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6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1</text:p>
          </table:table-cell>
          <table:table-cell office:value-type="string" table:style-name="ce10">
            <text:p>RISONANZA MAGNETICA NUCLEARE (RM) DELL'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0" table:style-name="ce11">
            <text:p>4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" table:style-name="ce15">
            <text:p>4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2</text:p>
          </table:table-cell>
          <table:table-cell office:value-type="string" table:style-name="ce10">
            <text:p>RISONANZA MAGNETICA NUCLEARE (RM) DELL'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5" table:style-name="ce15">
            <text:p>3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5" table:style-name="ce15">
            <text:p>3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625" table:style-name="ce11">
            <text:p>1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363636363636401" table:style-name="ce15">
            <text:p>1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1666666666666696" table:style-name="ce15">
            <text:p>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4</text:p>
          </table:table-cell>
          <table:table-cell office:value-type="string" table:style-name="ce10">
            <text:p>RISONANZA MAGNETICA NUCLEARE (RM) DELL'ADDOME INFERIORE E SCAVO PELV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0" table:style-name="ce11">
            <text:p>4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5</text:p>
          </table:table-cell>
          <table:table-cell office:value-type="string" table:style-name="ce10">
            <text:p>RISONANZA MAGNETICA NUCLEARE (RM) DELL'ADDOME INFERIORE E SCAVO PELV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6" table:style-name="ce15">
            <text:p>3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4285714285714297" table:style-name="ce11">
            <text:p>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5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6923076923076898" table:style-name="ce15">
            <text:p>5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6</text:p>
          </table:table-cell>
          <table:table-cell office:value-type="string" table:style-name="ce10">
            <text:p>ANGIO RM DELL'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92</text:p>
          </table:table-cell>
          <table:table-cell office:value-type="string" table:style-name="ce10">
            <text:p>DENSITOMETRIA OSSEA CON TECNICA DI ASSORBIMENTO A <text:s/>RAGGI X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9359999999999999" table:style-name="ce15">
            <text:p>7</text:p>
          </table:table-cell>
          <table:table-cell office:value-type="float" office:value="125" table:style-name="ce16">
            <text:p>12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ecupero e riabilitazione funzionale</text:p>
          </table:table-cell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2.235294117647101" table:style-name="ce11">
            <text:p>22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" table:style-name="ce15">
            <text:p>5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9285714285714" table:style-name="ce11">
            <text:p>16</text:p>
          </table:table-cell>
          <table:table-cell office:value-type="float" office:value="140" table:style-name="ce12">
            <text:p>1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2</text:p>
          </table:table-cell>
          <table:table-cell office:value-type="string" table:style-name="ce10">
            <text:p>PRIMA VISITA DI MEDICINA FISICA E RIABILITAZION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B</text:p>
          </table:table-cell>
          <table:table-cell office:value-type="float" office:value="8.1111111111111107" table:style-name="ce11">
            <text:p>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6666666666666696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90625" table:style-name="ce15">
            <text:p>20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.5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6875" table:style-name="ce15">
            <text:p>5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9" table:style-name="ce15">
            <text:p>1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2432432432432403" table:style-name="ce15">
            <text:p>9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1" table:style-name="ce11">
            <text:p>9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692307692307701" table:style-name="ce15">
            <text:p>21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14" table:style-name="ce15">
            <text:p>27</text:p>
          </table:table-cell>
          <table:table-cell office:value-type="float" office:value="150" table:style-name="ce16">
            <text:p>15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12</text:p>
          </table:table-cell>
          <table:table-cell office:value-type="string" table:style-name="ce10">
            <text:p>VALUTAZIONE FUNZIONALE SEGMENTAR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9.399999999999999" table:style-name="ce11">
            <text:p>1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42</text:p>
          </table:table-cell>
          <table:table-cell office:value-type="string" table:style-name="ce10">
            <text:p>VALUTAZIONE MANUALE DI FUNZIONE MUSCOLA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6296296296296302" table:style-name="ce11">
            <text:p>4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.71428571428571" table:style-name="ce11">
            <text:p>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5" table:style-name="ce11">
            <text:p>8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.448" table:style-name="ce11">
            <text:p>14</text:p>
          </table:table-cell>
          <table:table-cell office:value-type="float" office:value="125" table:style-name="ce12">
            <text:p>1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6</text:p>
          </table:table-cell>
          <table:table-cell office:value-type="string" table:style-name="ce10">
            <text:p>STIMOLAZIONE RIPETITIV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6.210526315789501" table:style-name="ce11">
            <text:p>26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2</text:p>
          </table:table-cell>
          <table:table-cell office:value-type="string" table:style-name="ce10">
            <text:p>RIEDUCAZIONE MOTORIA INDIVIDUALE IN MOTULESO GRAVE SEMPLICE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6.4" table:style-name="ce11">
            <text:p>26</text:p>
          </table:table-cell>
          <table:table-cell office:value-type="float" office:value="100" table:style-name="ce12">
            <text:p>10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3</text:p>
          </table:table-cell>
          <table:table-cell office:value-type="string" table:style-name="ce10">
            <text:p>RIEDUCAZIONE MOTORIA INDIVIDUALE IN MOTULESO SEGMENTALE STRUMENTALE COMPLES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9285714285714302" table:style-name="ce11">
            <text:p>4</text:p>
          </table:table-cell>
          <table:table-cell office:value-type="float" office:value="140" table:style-name="ce12">
            <text:p>1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5" table:style-name="ce11">
            <text:p>85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5" table:style-name="ce11">
            <text:p>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296296296296299" table:style-name="ce11">
            <text:p>15</text:p>
          </table:table-cell>
          <table:table-cell office:value-type="float" office:value="985" table:style-name="ce12">
            <text:p>98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4</text:p>
          </table:table-cell>
          <table:table-cell office:value-type="string" table:style-name="ce10">
            <text:p>RIEDUCAZIONE MOTORIA INDIVIDUALE IN MOTULESO SEGMENTALE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3.857142857142897" table:style-name="ce11">
            <text:p>34</text:p>
          </table:table-cell>
          <table:table-cell office:value-type="float" office:value="70" table:style-name="ce12">
            <text:p>7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6</text:p>
          </table:table-cell>
          <table:table-cell office:value-type="string" table:style-name="ce10">
            <text:p>MOBILIZZAZIONE DI ALTRE ARTICOLAZION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.3829787234042596" table:style-name="ce11">
            <text:p>7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91</text:p>
          </table:table-cell>
          <table:table-cell office:value-type="string" table:style-name="ce10">
            <text:p>ESERCIZI POSTURALI - PROPRIOCETTIV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9285714285714302" table:style-name="ce11">
            <text:p>4</text:p>
          </table:table-cell>
          <table:table-cell office:value-type="float" office:value="140" table:style-name="ce12">
            <text:p>1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.6666666666666701" table:style-name="ce11">
            <text:p>4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9" table:style-name="ce11">
            <text:p>169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5" table:style-name="ce11">
            <text:p>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4574468085106" table:style-name="ce11">
            <text:p>15</text:p>
          </table:table-cell>
          <table:table-cell office:value-type="float" office:value="934" table:style-name="ce12">
            <text:p>9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2</text:p>
          </table:table-cell>
          <table:table-cell office:value-type="string" table:style-name="ce10">
            <text:p>TRAINING DEAMBULATORI E DEL PAS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.52" table:style-name="ce11">
            <text:p>11</text:p>
          </table:table-cell>
          <table:table-cell office:value-type="float" office:value="250" table:style-name="ce12">
            <text:p>25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6</text:p>
          </table:table-cell>
          <table:table-cell office:value-type="string" table:style-name="ce10">
            <text:p>RISOLUZIONE MANUALE DI ADERENZE ARTICOLA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.8888888888888902" table:style-name="ce11">
            <text:p>5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2.7453703703704" table:style-name="ce11">
            <text:p>13</text:p>
          </table:table-cell>
          <table:table-cell office:value-type="float" office:value="216" table:style-name="ce12">
            <text:p>2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2</text:p>
          </table:table-cell>
          <table:table-cell office:value-type="string" table:style-name="ce10">
            <text:p>MASSOTERAPIA PER DRENAGGIO LINFAT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3</text:p>
          </table:table-cell>
          <table:table-cell office:value-type="string" table:style-name="ce10">
            <text:p>PRESSOTERAPIA O PRESSO-DEPRESSOTERAPIA INTERMITTEN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5</text:p>
          </table:table-cell>
          <table:table-cell office:value-type="string" table:style-name="ce10">
            <text:p>ELETTRO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2" table:style-name="ce11">
            <text:p>7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6.714285714285701" table:style-name="ce11">
            <text:p>27</text:p>
          </table:table-cell>
          <table:table-cell office:value-type="float" office:value="70" table:style-name="ce12">
            <text:p>7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2.1290322580645" table:style-name="ce11">
            <text:p>12</text:p>
          </table:table-cell>
          <table:table-cell office:value-type="float" office:value="310" table:style-name="ce12">
            <text:p>3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7</text:p>
          </table:table-cell>
          <table:table-cell office:value-type="string" table:style-name="ce10">
            <text:p>ELETTROTERAPIA DI MUSCOLI NORMO O DENERVATI DI ALTRI DISTRETT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8</text:p>
          </table:table-cell>
          <table:table-cell office:value-type="string" table:style-name="ce10">
            <text:p>MAGNETOTERAPIA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.75" table:style-name="ce11">
            <text:p>5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.5" table:style-name="ce11">
            <text:p>7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9</text:p>
          </table:table-cell>
          <table:table-cell office:value-type="string" table:style-name="ce10">
            <text:p>ULTRASON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4.545454545454501" table:style-name="ce11">
            <text:p>25</text:p>
          </table:table-cell>
          <table:table-cell office:value-type="float" office:value="110" table:style-name="ce12">
            <text:p>1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.680851063829799" table:style-name="ce11">
            <text:p>18</text:p>
          </table:table-cell>
          <table:table-cell office:value-type="float" office:value="470" table:style-name="ce12">
            <text:p>47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46</text:p>
          </table:table-cell>
          <table:table-cell office:value-type="string" table:style-name="ce10">
            <text:p>ALTRE TRAZIONI CUTANEE DEGLI ART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4</text:p>
          </table:table-cell>
          <table:table-cell office:value-type="string" table:style-name="ce10">
            <text:p>BENDAGGIO ADESIVO ELAST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8591</text:p>
          </table:table-cell>
          <table:table-cell office:value-type="string" table:style-name="ce10">
            <text:p>TERAPIA AD ONDE D’URTO FOCALIZZATE PER PATOLOGIE MUSCOLO-SCHELETRICH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9622641509434002" table:style-name="ce15">
            <text:p>8</text:p>
          </table:table-cell>
          <table:table-cell office:value-type="float" office:value="159" table:style-name="ce16">
            <text:p>15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97</text:p>
          </table:table-cell>
          <table:table-cell office:value-type="string" table:style-name="ce10">
            <text:p>MESOTERAPIA (inclusa antalgica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91</text:p>
          </table:table-cell>
          <table:table-cell office:value-type="string" table:style-name="ce10">
            <text:p>LASER 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.1666666666666701" table:style-name="ce11">
            <text:p>2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.624203821656099" table:style-name="ce11">
            <text:p>14</text:p>
          </table:table-cell>
          <table:table-cell office:value-type="float" office:value="314" table:style-name="ce12">
            <text:p>31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Terapia intensiva</text:p>
          </table:table-cell>
          <table:table-cell office:value-type="string" table:style-name="ce10">
            <text:p>89011</text:p>
          </table:table-cell>
          <table:table-cell office:value-type="string" table:style-name="ce10">
            <text:p>VISITA ANESTESI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4.5" table:style-name="ce11">
            <text:p>5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.8333333333333304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1</text:p>
          </table:table-cell>
          <table:table-cell office:value-type="string" table:style-name="ce10">
            <text:p>PRIMA VISITA ANESTESI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5" table:style-name="ce11">
            <text:p>6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" table:style-name="ce15">
            <text:p>4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2</text:p>
          </table:table-cell>
          <table:table-cell office:value-type="string" table:style-name="ce10">
            <text:p>ALTRA AGOPUNTUR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.162790697674399" table:style-name="ce11">
            <text:p>13</text:p>
          </table:table-cell>
          <table:table-cell office:value-type="float" office:value="172" table:style-name="ce12">
            <text:p>17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Urologia</text:p>
          </table:table-cell>
          <table:table-cell office:value-type="string" table:style-name="ce10">
            <text:p>5732</text:p>
          </table:table-cell>
          <table:table-cell office:value-type="string" table:style-name="ce10">
            <text:p>CISTOSCOPIA [TRANSURETRALE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5.869565217391" table:style-name="ce15">
            <text:p>106</text:p>
          </table:table-cell>
          <table:table-cell office:value-type="float" office:value="69" table:style-name="ce16">
            <text:p>6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33</text:p>
          </table:table-cell>
          <table:table-cell office:value-type="string" table:style-name="ce10">
            <text:p>CISTOSCOPIA [TRANSURETRALE] CON BIOPS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6666666666667" table:style-name="ce15">
            <text:p>4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94</text:p>
          </table:table-cell>
          <table:table-cell office:value-type="string" table:style-name="ce10">
            <text:p>CATETERISMO VESCICAL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2.6666666666667" table:style-name="ce11">
            <text:p>3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566666666666698" table:style-name="ce11">
            <text:p>31</text:p>
          </table:table-cell>
          <table:table-cell office:value-type="float" office:value="90" table:style-name="ce12">
            <text:p>9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98</text:p>
          </table:table-cell>
          <table:table-cell office:value-type="string" table:style-name="ce10">
            <text:p>CATETERIZZAZIONE URETE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.571428571428601" table:style-name="ce11">
            <text:p>29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7777777777778" table:style-name="ce15">
            <text:p>2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.4285714285714302" table:style-name="ce11">
            <text:p>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037037037036999" table:style-name="ce15">
            <text:p>16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4285714285714297" table:style-name="ce15">
            <text:p>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8</text:p>
          </table:table-cell>
          <table:table-cell office:value-type="string" table:style-name="ce10">
            <text:p>ECOGRAFIA TRANSRETTALE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4.3333333333333" table:style-name="ce11">
            <text:p>4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3" table:style-name="ce11">
            <text:p>4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0833333333333" table:style-name="ce15">
            <text:p>1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Q</text:p>
          </table:table-cell>
          <table:table-cell office:value-type="string" table:style-name="ce10">
            <text:p>VISITA U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5.4444444444444" table:style-name="ce11">
            <text:p>3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8.600000000000001" table:style-name="ce11">
            <text:p>1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65" table:style-name="ce11">
            <text:p>6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129032258064498" table:style-name="ce15">
            <text:p>48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6.8333333333333" table:style-name="ce11">
            <text:p>2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863636363636402" table:style-name="ce15">
            <text:p>54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172043010752702" table:style-name="ce15">
            <text:p>57</text:p>
          </table:table-cell>
          <table:table-cell office:value-type="float" office:value="93" table:style-name="ce16">
            <text:p>9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450704225352098" table:style-name="ce15">
            <text:p>35</text:p>
          </table:table-cell>
          <table:table-cell office:value-type="float" office:value="71" table:style-name="ce16">
            <text:p>7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4" table:style-name="ce11">
            <text:p>5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4</text:p>
          </table:table-cell>
          <table:table-cell office:value-type="string" table:style-name="ce10">
            <text:p>UROFLUSSOMETRI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1.285714285714299" table:style-name="ce11">
            <text:p>41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7" table:style-name="ce11">
            <text:p>5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866666666666703" table:style-name="ce15">
            <text:p>48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9.265306122449001" table:style-name="ce11">
            <text:p>29</text:p>
          </table:table-cell>
          <table:table-cell office:value-type="float" office:value="49" table:style-name="ce12">
            <text:p>4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C2</text:p>
          </table:table-cell>
          <table:table-cell office:value-type="string" table:style-name="ce10">
            <text:p>PRIMA VISITA UROLOGICA/ANDROLOGIC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230769230769198" table:style-name="ce15">
            <text:p>3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5.2727272727273" table:style-name="ce11">
            <text:p>1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5555555555555598" table:style-name="ce15">
            <text:p>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566666666666698" table:style-name="ce15">
            <text:p>20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9166666666667" table:style-name="ce15">
            <text:p>21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65" table:style-name="ce11">
            <text:p>6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5" table:style-name="ce15">
            <text:p>34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8333333333333304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0714285714285694" table:style-name="ce15">
            <text:p>9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3499999999999996" table:style-name="ce11">
            <text:p>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8666666666666698" table:style-name="ce15">
            <text:p>7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2745098039216" table:style-name="ce15">
            <text:p>14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875" table:style-name="ce15">
            <text:p>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49</text:p>
          </table:table-cell>
          <table:table-cell office:value-type="string" table:style-name="ce10">
            <text:p>INSTILLAZIONE GENITOURIN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2.883333333333297" table:style-name="ce11">
            <text:p>63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7</text:p>
          </table:table-cell>
          <table:table-cell office:value-type="string" table:style-name="ce10">
            <text:p>IRRIGAZIONE DI CATETERE VAS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7">
            <text:p>Totale complessivo</text:p>
          </table:table-cell>
          <table:table-cell table:number-columns-repeated="4" table:style-name="ce18"/>
          <table:table-cell office:value-type="float" office:value="23.608622782690155" table:style-name="ce19">
            <text:p>24</text:p>
          </table:table-cell>
          <table:table-cell office:value-type="float" office:value="31442" table:style-name="ce20">
            <text:p>31442</text:p>
          </table:table-cell>
          <table:table-cell table:number-columns-repeated="16377"/>
        </table:table-row>
        <table:table-row table:number-rows-repeated="104696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nise.piave</meta:initial-creator>
    <dc:creator>daniela.andreoli</dc:creator>
    <meta:creation-date>2021-05-27T06:56:18Z</meta:creation-date>
    <dc:date>2021-05-27T13:50:21Z</dc:date>
  </office:meta>
</office:document-meta>
</file>